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fo:color="#004dbb"/>
    </style:style>
    <style:style style:name="T2" style:family="text">
      <style:text-properties fo:font-size="26.00pt" fo:font-weight="normal" fo:font-family="EWB" style:font-family-asian="EWB" style:font-family-complex="EWB" fo:background-color="transparent" fo:color="#4f81bd"/>
    </style:style>
    <style:style style:name="T3" style:family="text">
      <style:text-properties fo:font-size="26.00pt" fo:font-weight="normal" fo:font-family="EWB" style:font-family-asian="EWB" style:font-family-complex="EWB" fo:background-color="transparent" style:use-window-font-color="true"/>
    </style:style>
    <style:style style:name="T4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4.00pt" fo:font-weight="normal" fo:font-family="Courier" style:font-family-asian="Courier" style:font-family-complex="Courier" fo:background-color="transparent" fo:color="#4bacc6"/>
    </style:style>
    <style:style style:name="T6" style:family="text">
      <style:text-properties fo:font-size="24.00pt" fo:font-weight="normal" fo:font-family="Courier" style:font-family-asian="Courier" style:font-family-complex="Courier" fo:background-color="transparent" fo:color="#000000"/>
    </style:style>
    <style:style style:name="T7" style:family="text">
      <style:text-properties fo:font-size="22.00pt" fo:font-weight="normal" fo:font-family="Courier" style:font-family-asian="Courier" style:font-family-complex="Courier" fo:background-color="transparent" fo:color="#004dbb"/>
    </style:style>
    <style:style style:name="T8" style:family="text">
      <style:text-properties fo:font-size="22.00pt" fo:font-weight="normal" fo:font-family="Courier" style:font-family-asian="Courier" style:font-family-complex="Courier" fo:background-color="transparent" fo:color="#000000"/>
    </style:style>
    <style:style style:name="T9" style:family="text">
      <style:text-properties fo:font-size="12.00pt" fo:font-weight="normal" fo:font-family="Courier" style:font-family-asian="Courier" style:font-family-complex="Courier" fo:background-color="transparent" fo:color="#000000"/>
    </style:style>
    <style:style style:name="T10" style:family="text">
      <style:text-properties fo:font-size="22.00pt" fo:font-weight="normal" fo:font-family="Courier" style:font-family-asian="Courier" style:font-family-complex="Courier" fo:background-color="transparent" fo:color="#4bacc6"/>
    </style:style>
    <style:style style:name="T11" style:family="text">
      <style:text-properties fo:font-size="14.00pt" fo:font-weight="normal" fo:font-family="Courier" style:font-family-asian="Courier" style:font-family-complex="Courier" fo:background-color="transparent" fo:color="#000000"/>
    </style:style>
    <style:style style:name="T12" style:family="text">
      <style:text-properties fo:font-size="22.00pt" fo:font-weight="normal" fo:font-family="Courier" style:font-family-asian="Courier" style:font-family-complex="Courier" fo:background-color="transparent" fo:color="#4bacc6"/>
    </style:style>
    <style:style style:name="T13" style:family="text">
      <style:text-properties fo:font-size="22.00pt" fo:font-weight="normal" style:text-underline-mode="continuous" style:text-underline-type="single" style:text-underline-style="solid" style:text-underline-width="normal" fo:font-family="Courier" style:font-family-asian="Courier" style:font-family-complex="Courier" fo:background-color="transparent" style:use-window-font-color="true"/>
    </style:style>
    <style:style style:name="T14" style:family="text">
      <style:text-properties fo:font-size="2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8.00pt" fo:font-weight="normal" style:text-underline-mode="continuous" style:text-underline-type="single" style:text-underline-style="solid" style:text-underline-width="normal" fo:font-family="Gabriola" style:font-family-asian="Gabriola" style:font-family-complex="Gabriola" fo:background-color="transparent" style:use-window-font-color="true"/>
    </style:style>
    <style:style style:name="T16" style:family="text">
      <style:text-properties fo:font-size="20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2.00pt" fo:font-weight="normal" fo:font-family="'Courier New'" style:font-family-asian="'Courier New'" style:font-family-complex="'Courier New'" fo:background-color="transparent" fo:color="#000000"/>
    </style:style>
    <style:style style:name="T18" style:family="text">
      <style:text-properties fo:font-size="22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2.00pt" fo:font-weight="normal" fo:font-family="'Courier New'" style:font-family-asian="'Courier New'" style:font-family-complex="'Courier New'" fo:background-color="transparent" fo:color="#000000"/>
    </style:style>
    <style:style style:name="T20" style:family="text">
      <style:text-properties fo:font-size="16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2.00pt" fo:font-weight="normal" fo:font-family="'Courier New'" style:font-family-asian="'Courier New'" style:font-family-complex="'Courier New'" fo:background-color="transparent" fo:color="#000000"/>
    </style:style>
    <style:style style:name="T22" style:family="text">
      <style:text-properties fo:font-size="16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2.00pt" fo:font-weight="normal" fo:font-family="'Courier New'" style:font-family-asian="'Courier New'" style:font-family-complex="'Courier New'" fo:background-color="transparent" fo:color="#000000"/>
    </style:style>
    <style:style style:name="T24" style:family="text">
      <style:text-properties fo:font-size="12.00pt" fo:font-weight="normal" fo:font-family="'Courier New'" style:font-family-asian="'Courier New'" style:font-family-complex="'Courier New'" fo:background-color="transparent" fo:color="#a020f0"/>
    </style:style>
    <style:style style:name="T25" style:family="text">
      <style:text-properties fo:font-size="12.00pt" fo:font-weight="normal" fo:font-family="'Courier New'" style:font-family-asian="'Courier New'" style:font-family-complex="'Courier New'" fo:background-color="transparent" fo:color="#000000"/>
    </style:style>
    <style:style style:name="T26" style:family="text">
      <style:text-properties fo:font-size="16.00pt" fo:font-weight="normal" fo:font-family="'Courier New'" style:font-family-asian="'Courier New'" style:font-family-complex="'Courier New'" fo:background-color="transparent" style:use-window-font-color="true"/>
    </style:style>
    <style:style style:name="T27" style:family="text">
      <style:text-properties fo:font-size="12.00pt" fo:font-weight="normal" fo:font-family="'Courier New'" style:font-family-asian="'Courier New'" style:font-family-complex="'Courier New'" fo:background-color="transparent" fo:color="#000000"/>
    </style:style>
    <style:style style:name="T28" style:family="text">
      <style:text-properties fo:font-size="12.00pt" fo:font-weight="normal" fo:font-family="'Courier New'" style:font-family-asian="'Courier New'" style:font-family-complex="'Courier New'" fo:background-color="transparent" fo:color="#a020f0"/>
    </style:style>
    <style:style style:name="T29" style:family="text">
      <style:text-properties fo:font-size="12.00pt" fo:font-weight="normal" fo:font-family="'Courier New'" style:font-family-asian="'Courier New'" style:font-family-complex="'Courier New'" fo:background-color="transparent" fo:color="#000000"/>
    </style:style>
    <style:style style:name="T30" style:family="text">
      <style:text-properties fo:font-size="16.00pt" fo:font-weight="normal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2.00pt" fo:font-weight="normal" fo:font-family="'Courier New'" style:font-family-asian="'Courier New'" style:font-family-complex="'Courier New'" fo:background-color="transparent" fo:color="#000000"/>
    </style:style>
    <style:style style:name="T32" style:family="text">
      <style:text-properties fo:font-size="12.00pt" fo:font-weight="normal" fo:font-family="'Courier New'" style:font-family-asian="'Courier New'" style:font-family-complex="'Courier New'" fo:background-color="transparent" fo:color="#a020f0"/>
    </style:style>
    <style:style style:name="T33" style:family="text">
      <style:text-properties fo:font-size="12.00pt" fo:font-weight="normal" fo:font-family="'Courier New'" style:font-family-asian="'Courier New'" style:font-family-complex="'Courier New'" fo:background-color="transparent" fo:color="#000000"/>
    </style:style>
    <style:style style:name="T34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35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36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37" style:family="text">
      <style:text-properties fo:font-size="22.00pt" fo:font-weight="normal" style:text-underline-mode="continuous" style:text-underline-type="single" style:text-underline-style="solid" style:text-underline-width="normal" fo:font-family="Gabriola" style:font-family-asian="Gabriola" style:font-family-complex="Gabriola" fo:background-color="transparent" style:use-window-font-color="true"/>
    </style:style>
    <style:style style:name="T38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0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4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4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8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5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7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58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22.00pt" fo:font-weight="normal" style:text-underline-mode="continuous" style:text-underline-type="single" style:text-underline-style="solid" style:text-underline-width="normal" fo:font-family="Gabriola" style:font-family-asian="Gabriola" style:font-family-complex="Gabriola" fo:background-color="transparent" style:use-window-font-color="true"/>
    </style:style>
    <style:style style:name="T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3" style:family="text">
      <style:text-properties fo:font-size="22.00pt" fo:font-weight="normal" fo:font-family="'Courier New'" style:font-family-asian="'Courier New'" style:font-family-complex="'Courier New'" fo:background-color="transparent" style:use-window-font-color="true"/>
    </style:style>
    <style:style style:name="T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3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7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7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7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1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8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22.00pt" fo:font-weight="normal" style:text-underline-mode="continuous" style:text-underline-type="single" style:text-underline-style="solid" style:text-underline-width="normal" fo:font-family="Gabriola" style:font-family-asian="Gabriola" style:font-family-complex="Gabriola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9" style:family="text">
      <style:text-properties fo:font-size="22.00pt" fo:font-weight="normal" fo:font-family="'Courier New'" style:font-family-asian="'Courier New'" style:font-family-complex="'Courier New'" fo:background-color="transparent" style:use-window-font-color="true"/>
    </style:style>
    <style:style style:name="T9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0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3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0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7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0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2" style:family="text">
      <style:text-properties fo:font-size="22.00pt" fo:font-weight="normal" style:text-underline-mode="continuous" style:text-underline-type="single" style:text-underline-style="solid" style:text-underline-width="normal" fo:font-family="Gabriola" style:font-family-asian="Gabriola" style:font-family-complex="Gabriola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5" style:family="text">
      <style:text-properties fo:font-size="22.00pt" fo:font-weight="normal" fo:font-family="'Courier New'" style:font-family-asian="'Courier New'" style:font-family-complex="'Courier New'" fo:background-color="transparent" style:use-window-font-color="true"/>
    </style:style>
    <style:style style:name="T11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5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2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3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3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3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22.00pt" fo:font-weight="normal" style:text-underline-mode="continuous" style:text-underline-type="single" style:text-underline-style="solid" style:text-underline-width="normal" fo:font-family="Gabriola" style:font-family-asian="Gabriola" style:font-family-complex="Gabriola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2" style:family="text">
      <style:text-properties fo:font-size="22.00pt" fo:font-weight="normal" fo:font-family="'Courier New'" style:font-family-asian="'Courier New'" style:font-family-complex="'Courier New'" fo:background-color="transparent" style:use-window-font-color="true"/>
    </style:style>
    <style:style style:name="T14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4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4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4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5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5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5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5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5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0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6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6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6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22.00pt" fo:font-weight="normal" style:text-underline-mode="continuous" style:text-underline-type="single" style:text-underline-style="solid" style:text-underline-width="normal" fo:font-family="Gabriola" style:font-family-asian="Gabriola" style:font-family-complex="Gabriola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9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7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7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7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7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7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8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8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3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8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8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7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8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9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9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92" style:family="text">
      <style:text-properties fo:font-size="22.00pt" fo:font-weight="normal" style:text-underline-mode="continuous" style:text-underline-type="single" style:text-underline-style="solid" style:text-underline-width="normal" fo:font-family="Gabriola" style:font-family-asian="Gabriola" style:font-family-complex="Gabriola" fo:background-color="transparent" style:use-window-font-color="true"/>
    </style:style>
    <style:style style:name="T193" style:family="text">
      <style:text-properties fo:font-size="12.00pt" fo:font-weight="normal" fo:font-family="Gabriola" style:font-family-asian="Gabriola" style:font-family-complex="Gabriola" fo:background-color="transparent" style:use-window-font-color="true"/>
    </style:style>
    <style:style style:name="T19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9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9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9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9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0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0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0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5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20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0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21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1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3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21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1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1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9" style:family="text">
      <style:text-properties fo:font-size="24.00pt" fo:font-weight="normal" fo:font-family="Gabriola" style:font-family-asian="Gabriola" style:font-family-complex="Gabriola" fo:background-color="transparent" fo:color="#000000"/>
    </style:style>
    <style:style style:name="T220" style:family="text">
      <style:text-properties fo:font-size="10.00pt" fo:font-weight="normal" fo:font-family="Gabriola" style:font-family-asian="Gabriola" style:font-family-complex="Gabriola" fo:background-color="transparent" fo:color="#000000"/>
    </style:style>
    <style:style style:name="T22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2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2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2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2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2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2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2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2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3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3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3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23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3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3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3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23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3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3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40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24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4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4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4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45" style:family="text">
      <style:text-properties fo:font-size="22.00pt" fo:font-weight="normal" fo:font-family="Gabriola" style:font-family-asian="Gabriola" style:font-family-complex="Gabriola" fo:background-color="transparent" style:use-window-font-color="true"/>
    </style:style>
    <style:style style:name="T24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4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4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4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0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25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5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3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25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5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5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59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26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6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6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63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2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6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6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6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6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69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27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7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7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7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7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75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27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77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27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7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8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28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8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28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8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90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29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9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9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9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95" style:family="text">
      <style:text-properties fo:font-size="22.00pt" fo:font-weight="normal" fo:font-family="Gabriola" style:font-family-asian="Gabriola" style:font-family-complex="Gabriola" fo:background-color="transparent" style:use-window-font-color="true"/>
    </style:style>
    <style:style style:name="T29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9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9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9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0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0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4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30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0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8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30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1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1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1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31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1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1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1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1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1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19" style:family="text">
      <style:text-properties fo:font-size="22.00pt" fo:font-weight="normal" fo:font-family="Courier" style:font-family-asian="Courier" style:font-family-complex="Courier" fo:background-color="transparent" fo:color="#4bacc6"/>
    </style:style>
    <style:style style:name="T320" style:family="text">
      <style:text-properties fo:font-size="22.00pt" fo:font-weight="normal" fo:font-family="Courier" style:font-family-asian="Courier" style:font-family-complex="Courier" fo:background-color="transparent" style:use-window-font-color="true"/>
    </style:style>
    <style:style style:name="T32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2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32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2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2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2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32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2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2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3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3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3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33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3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3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3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33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3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3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4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4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4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34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4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4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4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34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4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4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50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35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5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5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54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35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5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5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5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5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6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6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6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36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6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6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6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36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6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6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70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37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7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7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7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7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7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7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7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7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80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38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8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8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84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38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8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8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88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38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9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9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9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9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9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24.00pt" fo:font-weight="normal" fo:font-family="Courier" style:font-family-asian="Courier" style:font-family-complex="Courier" fo:background-color="transparent" fo:color="#4bacc6"/>
    </style:style>
    <style:style style:name="T3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01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0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0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0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0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0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07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0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0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1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11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1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1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1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15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1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1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1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1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2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2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2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2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2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2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2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2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2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2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3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31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3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3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3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35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3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3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3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3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4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4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4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4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4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4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4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4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4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4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5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51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5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5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5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55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5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5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5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5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6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6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6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6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6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6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6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22.00pt" fo:font-weight="normal" fo:font-family="Courier" style:font-family-asian="Courier" style:font-family-complex="Courier" fo:background-color="transparent" fo:color="#4bacc6"/>
    </style:style>
    <style:style style:name="T4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74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7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7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7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78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7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8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81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8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8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8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85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8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8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8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8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9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9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9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93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49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9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9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9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98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49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0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50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05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50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0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51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1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12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51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1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22.00pt" fo:font-weight="normal" fo:font-family="Courier" style:font-family-asian="Courier" style:font-family-complex="Courier" fo:background-color="transparent" fo:color="#4bacc6"/>
    </style:style>
    <style:style style:name="T519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21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52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2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2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25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52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2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2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2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53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3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32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53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3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3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3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53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3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39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54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4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4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4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4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45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54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4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4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4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5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5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52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55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5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5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5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5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5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5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60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56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6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63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5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6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6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6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6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6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7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71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57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7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7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75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57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7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7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7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58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8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8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8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8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8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8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87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58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8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9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91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59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9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9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95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59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9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9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0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03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60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0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0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07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60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0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1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11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61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1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14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61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1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1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18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61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2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21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62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2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2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2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2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27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62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2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3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3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3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3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34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63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3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3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3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3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4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4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42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64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4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45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64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4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4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4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5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5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5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53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65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5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5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57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65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5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6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61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66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6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6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6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6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6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6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67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7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7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73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67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7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7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77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67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7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80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681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68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84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68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8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8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88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68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9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9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9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69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9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95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69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9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9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9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70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0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02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70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0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0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0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0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08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70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1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1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1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1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1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15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71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1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1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1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2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2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2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23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72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2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26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72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2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2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3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3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3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3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34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73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3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3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38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73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4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4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4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74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4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4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4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4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4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4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50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75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5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5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54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75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5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5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58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75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6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61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762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76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64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76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6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6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68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76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7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7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7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77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7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75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77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7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7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7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78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8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82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78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8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8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8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8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88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78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9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9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9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9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9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95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79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9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9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9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0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0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0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03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80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0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06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80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0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0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1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1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1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1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14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81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1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1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18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81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2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2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2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82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2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2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2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2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2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2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30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83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3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3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34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83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3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3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38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83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4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41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84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4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4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4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4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84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4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4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50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85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5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5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54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85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5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57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85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5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6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61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86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6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64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86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6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6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6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6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70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87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7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7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7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7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7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77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87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7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8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8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8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8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8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85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88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8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88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88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9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9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9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9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9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9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9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89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9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9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00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90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0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0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04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90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0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0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0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0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1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1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1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91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1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1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1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91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1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1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20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92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2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2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2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26" style:family="text">
      <style:text-properties fo:font-size="22.00pt" fo:font-weight="bold" fo:font-family="Courier" style:font-family-asian="Courier" style:font-family-complex="Courier" fo:background-color="transparent" fo:color="#4bacc6"/>
    </style:style>
    <style:style style:name="T9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2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2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93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3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3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33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93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3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3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37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93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3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40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94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4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4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44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94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4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47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94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4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5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5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5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53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95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5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5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5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5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5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60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96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6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6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6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6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6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68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96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7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71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97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7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7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7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7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7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7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7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98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8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8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83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98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8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8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87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98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8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9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9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9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9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9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95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99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9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9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9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00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0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0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03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00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0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06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00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0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0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1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11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01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1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1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15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01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1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1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1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02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2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22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02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2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2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2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02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2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29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03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3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3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3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3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35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03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3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3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3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4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4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42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04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4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4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4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4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4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4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50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05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5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53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05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5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5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5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5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5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6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61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06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6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65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06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6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6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6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07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7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7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7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7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7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7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77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07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7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8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81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08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8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8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85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08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8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8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93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09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9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9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97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09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9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0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01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10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0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04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10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0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0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08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10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1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11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11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1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1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1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1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17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11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1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2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2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2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2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24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12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2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2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2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2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3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3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32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13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3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35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13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3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3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3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4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4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4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43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14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4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4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47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14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4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5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51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15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5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5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5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5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5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5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59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16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6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6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63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1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6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6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67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16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6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7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7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17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7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7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7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17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7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7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80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18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8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83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18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8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8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87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18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8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90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19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9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9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9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9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9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19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9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9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0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0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0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03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20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0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0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0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0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0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1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11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21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1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14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21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1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1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1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1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2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2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2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22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2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2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2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22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2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2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30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23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3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3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3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3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3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3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38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23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4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4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4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24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4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4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4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24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4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5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5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25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5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5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5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25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5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5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60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26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6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63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2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6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6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67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26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6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70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27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7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7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7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7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7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27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7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7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8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8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8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83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28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8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8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8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8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8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9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91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29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9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94" style:family="text">
      <style:text-properties fo:font-size="10.00pt" fo:font-weight="normal" fo:font-family="'Courier New'" style:font-family-asian="'Courier New'" style:font-family-complex="'Courier New'" fo:background-color="transparent" fo:color="#0000ff"/>
    </style:style>
    <style:style style:name="T129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9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9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9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9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0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0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0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30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0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0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0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30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0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0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10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31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1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1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1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1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1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1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18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31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2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2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22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32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2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2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26" style:family="text">
      <style:text-properties fo:font-size="10.00pt" fo:font-weight="normal" fo:font-family="'Courier New'" style:font-family-asian="'Courier New'" style:font-family-complex="'Courier New'" fo:background-color="transparent" fo:color="#a020f0"/>
    </style:style>
    <style:style style:name="T132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2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left="7.10pt" fo:text-indent="0.00pt" fo:margin-bottom="10.00pt"/>
    </style:style>
    <style:style style:name="P2" style:family="paragraph">
      <style:paragraph-properties fo:line-height="115.00%" fo:text-align="left" fo:margin-left="144.00pt" fo:text-indent="0.00p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left="36.00pt" fo:text-indent="18.00pt" fo:margin-bottom="10.00pt"/>
    </style:style>
    <style:style style:name="P12" style:family="paragraph">
      <style:paragraph-properties fo:line-height="100.00%" fo:text-align="left" fo:margin-left="36.00pt" fo:text-indent="18.00pt"/>
    </style:style>
    <style:style style:name="P13" style:family="paragraph">
      <style:paragraph-properties fo:line-height="100.00%" fo:text-align="left" fo:margin-left="49.20pt" fo:text-indent="18.00pt" fo:margin-bottom="10.00pt">
        <style:tab-stops>
          <style:tab-stop style:position="35.50pt"/>
        </style:tab-stops>
      </style:paragraph-properties>
    </style:style>
    <style:style style:name="P14" style:family="paragraph">
      <style:paragraph-properties fo:line-height="100.00%" fo:text-align="left" fo:margin-left="18.00pt" fo:text-indent="0.00pt" fo:margin-bottom="10.00pt"/>
    </style:style>
    <style:style style:name="P15" style:family="paragraph">
      <style:paragraph-properties fo:line-height="100.00%" fo:text-align="left" fo:margin-left="90.00pt" fo:text-indent="18.00pt" fo:margin-bottom="10.00pt"/>
    </style:style>
    <style:style style:name="P16" style:family="paragraph">
      <style:paragraph-properties fo:line-height="100.00%" fo:text-align="left" fo:margin-left="-36.00pt" fo:text-indent="18.00pt"/>
    </style:style>
    <style:style style:name="P17" style:family="paragraph">
      <style:paragraph-properties fo:line-height="100.00%" fo:text-align="left" fo:margin-left="90.00pt" fo:text-indent="18.00pt" fo:margin-bottom="10.00pt"/>
    </style:style>
    <style:style style:name="P18" style:family="paragraph">
      <style:paragraph-properties fo:line-height="100.00%" fo:text-align="left" fo:margin-left="18.00pt" fo:text-indent="0.00pt" fo:margin-bottom="10.00pt"/>
    </style:style>
    <style:style style:name="P19" style:family="paragraph">
      <style:paragraph-properties fo:line-height="100.00%" fo:text-align="left" fo:margin-left="-36.00pt" fo:text-indent="18.00pt"/>
    </style:style>
    <style:style style:name="P20" style:family="paragraph">
      <style:paragraph-properties fo:line-height="100.00%" fo:text-align="left" fo:margin-left="18.00pt" fo:text-indent="18.00pt" fo:margin-bottom="10.00pt"/>
    </style:style>
    <style:style style:name="P21" style:family="paragraph">
      <style:paragraph-properties fo:line-height="100.00%" fo:text-align="left" fo:margin-left="18.00pt" fo:text-indent="0.00pt" fo:margin-bottom="10.00pt"/>
    </style:style>
    <style:style style:name="P22" style:family="paragraph">
      <style:paragraph-properties fo:line-height="100.00%" fo:text-align="left" fo:margin-left="-36.00pt" fo:text-indent="18.00pt"/>
    </style:style>
    <style:style style:name="P23" style:family="paragraph">
      <style:paragraph-properties fo:line-height="100.00%" fo:text-align="left" fo:margin-bottom="10.00pt"/>
    </style:style>
    <style:style style:name="P24" style:family="paragraph">
      <style:paragraph-properties fo:line-height="100.00%" fo:text-align="left" fo:margin-left="-36.00pt" fo:text-indent="18.00pt"/>
    </style:style>
    <style:style style:name="P25" style:family="paragraph">
      <style:paragraph-properties fo:line-height="100.00%" fo:text-align="left" fo:margin-left="-36.00pt" fo:text-indent="18.00pt" fo:margin-bottom="10.00pt"/>
    </style:style>
    <style:style style:name="P26" style:family="paragraph">
      <style:paragraph-properties fo:line-height="100.00%" fo:text-align="left" fo:margin-bottom="10.00pt"/>
    </style:style>
    <style:style style:name="P27" style:family="paragraph">
      <style:paragraph-properties fo:line-height="100.00%" fo:text-align="left" fo:margin-left="-36.00pt" fo:text-indent="18.00pt"/>
    </style:style>
    <style:style style:name="P28" style:family="paragraph">
      <style:paragraph-properties fo:line-height="100.00%" fo:text-align="left" fo:margin-bottom="10.00pt"/>
    </style:style>
    <style:style style:name="P29" style:family="paragraph">
      <style:paragraph-properties fo:line-height="100.00%" fo:text-align="left" fo:margin-left="-36.00pt" fo:text-indent="18.00p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 fo:margin-left="-18.00pt" fo:text-indent="18.00pt"/>
    </style:style>
    <style:style style:name="P33" style:family="paragraph">
      <style:paragraph-properties fo:line-height="100.00%" fo:text-align="left" fo:margin-left="-18.00pt" fo:text-indent="18.00pt"/>
    </style:style>
    <style:style style:name="P34" style:family="paragraph">
      <style:paragraph-properties fo:line-height="100.00%" fo:text-align="left" fo:margin-left="-18.00pt" fo:text-indent="18.00pt"/>
    </style:style>
    <style:style style:name="P35" style:family="paragraph">
      <style:paragraph-properties fo:line-height="100.00%" fo:text-align="left" fo:margin-left="18.00pt" fo:text-indent="0.00pt"/>
    </style:style>
    <style:style style:name="P36" style:family="paragraph">
      <style:paragraph-properties fo:line-height="100.00%" fo:text-align="left" fo:margin-left="-18.00pt" fo:text-indent="18.00pt"/>
    </style:style>
    <style:style style:name="P37" style:family="paragraph">
      <style:paragraph-properties fo:line-height="100.00%" fo:text-align="left" fo:margin-left="18.00pt" fo:text-indent="0.00pt"/>
    </style:style>
    <style:style style:name="P38" style:family="paragraph">
      <style:paragraph-properties fo:line-height="100.00%" fo:text-align="left" fo:margin-left="-18.00pt" fo:text-indent="18.00pt"/>
    </style:style>
    <style:style style:name="P39" style:family="paragraph">
      <style:paragraph-properties fo:line-height="100.00%" fo:text-align="left" fo:margin-left="18.00pt" fo:text-indent="0.00pt"/>
    </style:style>
    <style:style style:name="P40" style:family="paragraph">
      <style:paragraph-properties fo:line-height="100.00%" fo:text-align="left" fo:margin-left="-18.00pt" fo:text-indent="18.00p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right="-22.40pt">
        <style:tab-stops>
          <style:tab-stop style:position="177.50pt"/>
        </style:tab-stops>
      </style:paragraph-properties>
    </style:style>
    <text:list-style style:name="L4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3" style:family="paragraph">
      <style:paragraph-properties fo:line-height="100.00%" fo:text-align="left" fo:margin-left="-18.00pt" fo:text-indent="18.00pt"/>
    </style:style>
    <style:style style:name="P44" style:family="paragraph">
      <style:paragraph-properties fo:line-height="100.00%" fo:text-align="left" fo:margin-left="-18.00pt" fo:text-indent="18.00pt" fo:margin-bottom="10.00pt"/>
    </style:style>
    <style:style style:name="P45" style:family="paragraph">
      <style:paragraph-properties fo:line-height="100.00%" fo:text-align="left" fo:margin-bottom="10.00pt"/>
    </style:style>
    <text:list-style style:name="L4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left" fo:margin-left="-18.00pt" fo:text-indent="18.00pt"/>
    </style:style>
    <style:style style:name="P47" style:family="paragraph">
      <style:paragraph-properties fo:line-height="100.00%" fo:text-align="left" fo:margin-left="-18.00pt" fo:text-indent="18.00pt" fo:margin-bottom="10.00pt"/>
    </style:style>
    <style:style style:name="P48" style:family="paragraph">
      <style:paragraph-properties fo:line-height="100.00%" fo:text-align="left" fo:margin-bottom="10.00pt"/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bottom="10.00pt"/>
    </style:style>
    <text:list-style style:name="L5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1" style:family="paragraph">
      <style:paragraph-properties fo:line-height="100.00%" fo:text-align="left" fo:margin-bottom="10.00pt"/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46.50pt" fo:text-indent="0.00pt" fo:margin-bottom="10.00pt"/>
    </style:style>
    <text:list-style style:name="L5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4" style:family="paragraph">
      <style:paragraph-properties fo:line-height="100.00%" fo:text-align="left" fo:margin-bottom="10.00pt"/>
    </style:style>
    <style:style style:name="P55" style:family="paragraph">
      <style:paragraph-properties fo:line-height="100.00%" fo:text-align="left" fo:margin-left="36.00pt" fo:text-indent="0.00p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36.00pt" fo:text-indent="0.00pt"/>
    </style:style>
    <style:style style:name="P58" style:family="paragraph">
      <style:paragraph-properties fo:line-height="100.00%" fo:text-align="left" fo:margin-bottom="10.00pt"/>
    </style:style>
    <text:list-style style:name="L5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9" style:family="paragraph">
      <style:paragraph-properties fo:line-height="100.00%" fo:text-align="left" fo:margin-bottom="10.00pt"/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bottom="10.00pt"/>
    </style:style>
    <text:list-style style:name="L6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2" style:family="paragraph">
      <style:paragraph-properties fo:line-height="100.00%" fo:text-align="left" fo:margin-bottom="10.00pt"/>
    </style:style>
    <style:style style:name="P63" style:family="paragraph">
      <style:paragraph-properties fo:line-height="100.00%" fo:text-align="left" fo:margin-left="36.00pt" fo:text-indent="0.00pt"/>
    </style:style>
    <style:style style:name="P64" style:family="paragraph">
      <style:paragraph-properties fo:line-height="100.00%" fo:text-align="left" fo:margin-left="36.00pt" fo:text-indent="0.00pt" fo:margin-bottom="10.00pt"/>
    </style:style>
    <text:list-style style:name="L6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5" style:family="paragraph">
      <style:paragraph-properties fo:line-height="100.00%" fo:text-align="left" fo:margin-bottom="10.00pt"/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bottom="10.00pt"/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36.00pt" fo:text-indent="0.00pt" fo:margin-bottom="10.00pt"/>
    </style:style>
    <style:style style:name="P70" style:family="paragraph">
      <style:paragraph-properties fo:line-height="100.00%" fo:text-align="left" fo:margin-bottom="10.00pt"/>
    </style:style>
    <text:list-style style:name="L7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1" style:family="paragraph">
      <style:paragraph-properties fo:line-height="100.00%" fo:text-align="left" fo:margin-bottom="10.00pt"/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bottom="10.00pt"/>
    </style:style>
    <text:list-style style:name="L7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4" style:family="paragraph">
      <style:paragraph-properties fo:line-height="100.00%" fo:text-align="left" fo:margin-bottom="10.00pt"/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bottom="10.00pt"/>
    </style:style>
    <text:list-style style:name="L7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7" style:family="paragraph">
      <style:paragraph-properties fo:line-height="100.00%" fo:text-align="left" fo:margin-bottom="10.00pt"/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bottom="10.00pt"/>
    </style:style>
    <text:list-style style:name="L8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JNTUH COLLEGE OF ENGINEERING HYDERABAD</text:span></text:p>
      <text:p text:style-name="P2"><text:span text:style-name="T2">MATLAB</text:span><text:span text:style-name="T3"/></text:p>
      <text:p text:style-name="P3"><text:span text:style-name="T4"/></text:p>
      <text:p text:style-name="P3"><text:span text:style-name="T5">1</text:span><text:span text:style-name="T6">.</text:span><text:span text:style-name="T7">BASIC OPERATIONS ON MATRICES</text:span><text:span text:style-name="T8"/></text:p>
      <text:list text:style-name="L4">
        <text:list-item>
          <text:p text:style-name="P4"><text:span text:style-name="T9">a=[1 3 4;2 5 1;6 9 5]</text:span></text:p>
        </text:list-item>
      </text:list>
      <text:p text:style-name="P5"><text:span text:style-name="T9"/></text:p>
      <text:p text:style-name="P5"><text:span text:style-name="T9">a =</text:span></text:p>
      <text:p text:style-name="P5"><text:span text:style-name="T9"/></text:p>
      <text:p text:style-name="P5"><text:span text:style-name="T9"><text:s text:c="5"/>1<text:s text:c="5"/>3<text:s text:c="5"/>4</text:span></text:p>
      <text:p text:style-name="P5"><text:span text:style-name="T9"><text:s text:c="5"/>2<text:s text:c="5"/>5<text:s text:c="5"/>1</text:span></text:p>
      <text:p text:style-name="P5"><text:span text:style-name="T9"><text:s text:c="5"/>6<text:s text:c="5"/>9<text:s text:c="5"/>5</text:span></text:p>
      <text:p text:style-name="P5"><text:span text:style-name="T9">b=[2 8 5;4 8 2;8 0 3];</text:span></text:p>
      <text:p text:style-name="P5"><text:span text:style-name="T9">&gt;&gt; a+b</text:span></text:p>
      <text:p text:style-name="P5"><text:span text:style-name="T9"/></text:p>
      <text:p text:style-name="P5"><text:span text:style-name="T9">ans =</text:span></text:p>
      <text:p text:style-name="P5"><text:span text:style-name="T9"/></text:p>
      <text:p text:style-name="P5"><text:span text:style-name="T9"><text:s text:c="5"/>3<text:s text:c="4"/>11<text:s text:c="5"/>9</text:span></text:p>
      <text:p text:style-name="P5"><text:span text:style-name="T9"><text:s text:c="5"/>6<text:s text:c="4"/>13<text:s text:c="5"/>3</text:span></text:p>
      <text:p text:style-name="P5"><text:span text:style-name="T9"><text:s text:c="4"/>14<text:s text:c="5"/>9<text:s text:c="5"/>8</text:span></text:p>
      <text:p text:style-name="P5"><text:span text:style-name="T9"/></text:p>
      <text:p text:style-name="P5"><text:span text:style-name="T9">&gt;&gt; a-b</text:span></text:p>
      <text:p text:style-name="P5"><text:span text:style-name="T9"/></text:p>
      <text:p text:style-name="P5"><text:span text:style-name="T9">ans =</text:span></text:p>
      <text:p text:style-name="P5"><text:span text:style-name="T9"/></text:p>
      <text:p text:style-name="P5"><text:span text:style-name="T9"><text:s text:c="4"/>-1<text:s text:c="4"/>-5<text:s text:c="4"/>-1</text:span></text:p>
      <text:p text:style-name="P5"><text:span text:style-name="T9"><text:s text:c="4"/>-2<text:s text:c="4"/>-3<text:s text:c="4"/>-1</text:span></text:p>
      <text:p text:style-name="P5"><text:span text:style-name="T9"><text:s text:c="4"/>-2<text:s text:c="5"/>9<text:s text:c="5"/>2</text:span></text:p>
      <text:p text:style-name="P5"><text:span text:style-name="T9"/></text:p>
      <text:p text:style-name="P5"><text:span text:style-name="T9">&gt;&gt; a*b</text:span></text:p>
      <text:p text:style-name="P5"><text:span text:style-name="T9"/></text:p>
      <text:p text:style-name="P5"><text:span text:style-name="T9">ans =</text:span></text:p>
      <text:p text:style-name="P5"><text:span text:style-name="T9"/></text:p>
      <text:p text:style-name="P5"><text:span text:style-name="T9"><text:s text:c="4"/>46<text:s text:c="4"/>32<text:s text:c="4"/>23</text:span></text:p>
      <text:p text:style-name="P5"><text:span text:style-name="T9"><text:s text:c="4"/>32<text:s text:c="4"/>56<text:s text:c="4"/>23</text:span></text:p>
      <text:p text:style-name="P5"><text:span text:style-name="T9"><text:s text:c="4"/>88<text:s text:c="3"/>120<text:s text:c="4"/>63</text:span></text:p>
      <text:p text:style-name="P5"><text:span text:style-name="T9"/></text:p>
      <text:p text:style-name="P5"><text:span text:style-name="T9">&gt;&gt; a.*b</text:span></text:p>
      <text:p text:style-name="P5"><text:span text:style-name="T9"/></text:p>
      <text:p text:style-name="P5"><text:span text:style-name="T9">ans =</text:span></text:p>
      <text:p text:style-name="P5"><text:span text:style-name="T9"/></text:p>
      <text:p text:style-name="P5"><text:span text:style-name="T9"><text:s text:c="5"/>2<text:s text:c="4"/>24<text:s text:c="4"/>20</text:span></text:p>
      <text:p text:style-name="P5"><text:span text:style-name="T9"><text:s text:c="5"/>8<text:s text:c="4"/>40<text:s text:c="5"/>2</text:span></text:p>
      <text:p text:style-name="P5"><text:span text:style-name="T9"><text:s text:c="4"/>48<text:s text:c="5"/>0<text:s text:c="4"/>15</text:span></text:p>
      <text:p text:style-name="P5"><text:span text:style-name="T9"/></text:p>
      <text:p text:style-name="P5"><text:span text:style-name="T9">&gt;&gt; a/b</text:span></text:p>
      <text:p text:style-name="P5"><text:span text:style-name="T9"/></text:p>
      <text:p text:style-name="P5"><text:span text:style-name="T9">ans =</text:span></text:p>
      <text:p text:style-name="P5"><text:span text:style-name="T9"/></text:p>
      <text:p text:style-name="P5"><text:span text:style-name="T9"><text:s text:c="4"/>0.9167<text:s text:c="3"/>-0.5417<text:s text:c="4"/>0.1667</text:span></text:p>
      <text:p text:style-name="P5"><text:span text:style-name="T9"><text:s text:c="3"/>-0.0167<text:s text:c="4"/>0.6417<text:s text:c="3"/>-0.0667</text:span></text:p>
      <text:p text:style-name="P5"><text:span text:style-name="T9"><text:s text:c="4"/>0.5833<text:s text:c="4"/>0.5417<text:s text:c="4"/>0.3333</text:span></text:p>
      <text:p text:style-name="P5"><text:span text:style-name="T9"/></text:p>
      <text:p text:style-name="P5"><text:span text:style-name="T9">&gt;&gt; a./b</text:span></text:p>
      <text:p text:style-name="P5"><text:span text:style-name="T9"/></text:p>
      <text:p text:style-name="P5"><text:span text:style-name="T9">ans =</text:span></text:p>
      <text:p text:style-name="P5"><text:span text:style-name="T9"/></text:p>
      <text:p text:style-name="P5"><text:span text:style-name="T9"><text:s text:c="4"/>0.5000<text:s text:c="4"/>0.3750<text:s text:c="4"/>0.8000</text:span></text:p>
      <text:p text:style-name="P5"><text:span text:style-name="T9"><text:s text:c="4"/>0.5000<text:s text:c="4"/>0.6250<text:s text:c="4"/>0.5000</text:span></text:p>
      <text:p text:style-name="P5"><text:span text:style-name="T9"><text:s text:c="4"/>0.7500<text:s text:c="7"/>Inf<text:s text:c="4"/>1.6667</text:span></text:p>
      <text:p text:style-name="P5"><text:span text:style-name="T9"/></text:p>
      <text:p text:style-name="P5"><text:span text:style-name="T9">&gt;&gt; a\b</text:span></text:p>
      <text:p text:style-name="P5"><text:span text:style-name="T9"/></text:p>
      <text:p text:style-name="P5"><text:span text:style-name="T9">ans =</text:span></text:p>
      <text:p text:style-name="P5"><text:span text:style-name="T9"/></text:p>
      <text:p text:style-name="P5"><text:span text:style-name="T9"><text:s text:c="4"/>0.4545<text:s text:c="3"/>-6.7273<text:s text:c="3"/>-1.6136</text:span></text:p>
      <text:p text:style-name="P5"><text:span text:style-name="T9"><text:s text:c="4"/>0.6364<text:s text:c="4"/>4.1818<text:s text:c="4"/>0.8409</text:span></text:p>
      <text:p text:style-name="P5"><text:span text:style-name="T9"><text:s text:c="3"/>-0.0909<text:s text:c="4"/>0.5455<text:s text:c="4"/>1.0227</text:span></text:p>
      <text:p text:style-name="P5"><text:span text:style-name="T9"/></text:p>
      <text:p text:style-name="P5"><text:span text:style-name="T9">&gt;&gt; a.\b</text:span></text:p>
      <text:p text:style-name="P5"><text:span text:style-name="T9"/></text:p>
      <text:p text:style-name="P5"><text:span text:style-name="T9">ans =</text:span></text:p>
      <text:p text:style-name="P5"><text:span text:style-name="T9"/></text:p>
      <text:p text:style-name="P5"><text:span text:style-name="T9"><text:s text:c="4"/>2.0000<text:s text:c="4"/>2.6667<text:s text:c="4"/>1.2500</text:span></text:p>
      <text:p text:style-name="P5"><text:span text:style-name="T9"><text:s text:c="4"/>2.0000<text:s text:c="4"/>1.6000<text:s text:c="4"/>2.0000</text:span></text:p>
      <text:p text:style-name="P5"><text:span text:style-name="T9"><text:s text:c="4"/>1.3333<text:s text:c="9"/>0<text:s text:c="4"/>0.6000</text:span></text:p>
      <text:p text:style-name="P5"><text:span text:style-name="T9"/></text:p>
      <text:p text:style-name="P5"><text:span text:style-name="T9">&gt;&gt; a^2</text:span></text:p>
      <text:p text:style-name="P5"><text:span text:style-name="T9"/></text:p>
      <text:p text:style-name="P5"><text:span text:style-name="T9">ans =</text:span></text:p>
      <text:p text:style-name="P5"><text:span text:style-name="T9"/></text:p>
      <text:p text:style-name="P5"><text:span text:style-name="T9"><text:s text:c="4"/>31<text:s text:c="4"/>54<text:s text:c="4"/>27</text:span></text:p>
      <text:p text:style-name="P5"><text:span text:style-name="T9"><text:s text:c="4"/>18<text:s text:c="4"/>40<text:s text:c="4"/>18</text:span></text:p>
      <text:p text:style-name="P5"><text:span text:style-name="T9"><text:s text:c="4"/>54<text:s text:c="3"/>108<text:s text:c="4"/>58</text:span></text:p>
      <text:p text:style-name="P5"><text:span text:style-name="T9"/></text:p>
      <text:p text:style-name="P5"><text:span text:style-name="T9">&gt;&gt; a.^2</text:span></text:p>
      <text:p text:style-name="P5"><text:span text:style-name="T9"/></text:p>
      <text:p text:style-name="P5"><text:span text:style-name="T9">ans =</text:span></text:p>
      <text:p text:style-name="P5"><text:span text:style-name="T9"/></text:p>
      <text:p text:style-name="P5"><text:span text:style-name="T9"><text:s text:c="5"/>1<text:s text:c="5"/>9<text:s text:c="4"/>16</text:span></text:p>
      <text:p text:style-name="P5"><text:span text:style-name="T9"><text:s text:c="5"/>4<text:s text:c="4"/>25<text:s text:c="5"/>1</text:span></text:p>
      <text:p text:style-name="P5"><text:span text:style-name="T9"><text:s text:c="4"/>36<text:s text:c="4"/>81<text:s text:c="4"/>25</text:span></text:p>
      <text:p text:style-name="P5"><text:span text:style-name="T9"/></text:p>
      <text:p text:style-name="P5"><text:span text:style-name="T9">&gt;&gt; a'</text:span></text:p>
      <text:p text:style-name="P5"><text:span text:style-name="T9"/></text:p>
      <text:p text:style-name="P5"><text:span text:style-name="T9">ans =</text:span></text:p>
      <text:p text:style-name="P5"><text:span text:style-name="T9"/></text:p>
      <text:p text:style-name="P5"><text:span text:style-name="T9"><text:s text:c="5"/>1<text:s text:c="5"/>2<text:s text:c="5"/>6</text:span></text:p>
      <text:p text:style-name="P5"><text:span text:style-name="T9"><text:s text:c="5"/>3<text:s text:c="5"/>5<text:s text:c="5"/>9</text:span></text:p>
      <text:p text:style-name="P5"><text:span text:style-name="T9"><text:s text:c="5"/>4<text:s text:c="5"/>1<text:s text:c="5"/>5</text:span></text:p>
      <text:p text:style-name="P5"><text:span text:style-name="T9"/></text:p>
      <text:p text:style-name="P5"><text:span text:style-name="T9">&gt;&gt; a.'</text:span></text:p>
      <text:p text:style-name="P5"><text:span text:style-name="T9">ans =</text:span></text:p>
      <text:p text:style-name="P5"><text:span text:style-name="T9"/></text:p>
      <text:p text:style-name="P5"><text:span text:style-name="T9"><text:s text:c="5"/>1<text:s text:c="5"/>2<text:s text:c="5"/>6</text:span></text:p>
      <text:p text:style-name="P5"><text:span text:style-name="T9"><text:s text:c="5"/>3<text:s text:c="5"/>5<text:s text:c="5"/>9</text:span></text:p>
      <text:p text:style-name="P5"><text:span text:style-name="T9"><text:s text:c="5"/>4<text:s text:c="5"/>1<text:s text:c="5"/>5</text:span></text:p>
      <text:list text:style-name="L6">
        <text:list-item>
          <text:p text:style-name="P6"><text:span text:style-name="T9">EXTRACTION OF MATRICES</text:span></text:p>
        </text:list-item>
      </text:list>
      <text:p text:style-name="P7"><text:span text:style-name="T9"/></text:p>
      <text:p text:style-name="P7"><text:span text:style-name="T9">&gt;&gt; b(1:1,1:3)</text:span></text:p>
      <text:p text:style-name="P7"><text:span text:style-name="T9"/></text:p>
      <text:p text:style-name="P7"><text:span text:style-name="T9">ans =</text:span></text:p>
      <text:p text:style-name="P7"><text:span text:style-name="T9"/></text:p>
      <text:p text:style-name="P7"><text:span text:style-name="T9"><text:s text:c="5"/>2<text:s text:c="5"/>8<text:s text:c="5"/>5</text:span></text:p>
      <text:p text:style-name="P7"><text:span text:style-name="T9"/></text:p>
      <text:p text:style-name="P7"><text:span text:style-name="T9">&gt;&gt; b(1:3,1:1)</text:span></text:p>
      <text:p text:style-name="P7"><text:span text:style-name="T9"/></text:p>
      <text:p text:style-name="P7"><text:span text:style-name="T9">ans =</text:span></text:p>
      <text:p text:style-name="P7"><text:span text:style-name="T9"/></text:p>
      <text:p text:style-name="P7"><text:span text:style-name="T9"><text:s text:c="5"/>2</text:span></text:p>
      <text:p text:style-name="P7"><text:span text:style-name="T9"><text:s text:c="5"/>4</text:span></text:p>
      <text:p text:style-name="P7"><text:span text:style-name="T9"><text:s text:c="5"/>8</text:span></text:p>
      <text:p text:style-name="P7"><text:span text:style-name="T9"/></text:p>
      <text:p text:style-name="P7"><text:span text:style-name="T9">&gt;&gt; b(1:2,1:2)</text:span></text:p>
      <text:p text:style-name="P7"><text:span text:style-name="T9"/></text:p>
      <text:p text:style-name="P7"><text:span text:style-name="T9">ans =</text:span></text:p>
      <text:p text:style-name="P7"><text:span text:style-name="T9"/></text:p>
      <text:p text:style-name="P7"><text:span text:style-name="T9"><text:s text:c="5"/>2<text:s text:c="5"/>8</text:span></text:p>
      <text:p text:style-name="P7"><text:span text:style-name="T9"><text:s text:c="5"/>4<text:s text:c="5"/>8</text:span></text:p>
      <text:p text:style-name="P7"><text:span text:style-name="T9"/></text:p>
      <text:p text:style-name="P7"><text:span text:style-name="T9">&gt;&gt; b(2:3,2:3)</text:span></text:p>
      <text:p text:style-name="P7"><text:span text:style-name="T9"/></text:p>
      <text:p text:style-name="P7"><text:span text:style-name="T9">ans =</text:span></text:p>
      <text:p text:style-name="P7"><text:span text:style-name="T9"/></text:p>
      <text:p text:style-name="P7"><text:span text:style-name="T9"><text:s text:c="5"/>8<text:s text:c="5"/>2</text:span></text:p>
      <text:p text:style-name="P7"><text:span text:style-name="T9"><text:s text:c="5"/>0<text:s text:c="5"/>3</text:span></text:p>
      <text:p text:style-name="P7"><text:span text:style-name="T9"/></text:p>
      <text:p text:style-name="P7"><text:span text:style-name="T9">&gt;&gt; inv(b)</text:span></text:p>
      <text:p text:style-name="P7"><text:span text:style-name="T9"/></text:p>
      <text:p text:style-name="P7"><text:span text:style-name="T9">ans =</text:span></text:p>
      <text:p text:style-name="P7"><text:span text:style-name="T9"/></text:p>
      <text:p text:style-name="P7"><text:span text:style-name="T9"><text:s text:c="3"/>-0.1000<text:s text:c="4"/>0.1000<text:s text:c="4"/>0.1000</text:span></text:p>
      <text:p text:style-name="P7"><text:span text:style-name="T9"><text:s text:c="3"/>-0.0167<text:s text:c="4"/>0.1417<text:s text:c="3"/>-0.0667</text:span></text:p>
      <text:p text:style-name="P7"><text:span text:style-name="T9"><text:s text:c="4"/>0.2667<text:s text:c="3"/>-0.2667<text:s text:c="4"/>0.0667</text:span></text:p>
      <text:p text:style-name="P7"><text:span text:style-name="T9"/></text:p>
      <text:p text:style-name="P7"><text:span text:style-name="T9">&gt;&gt; size(b)</text:span></text:p>
      <text:p text:style-name="P7"><text:span text:style-name="T9"/></text:p>
      <text:p text:style-name="P7"><text:span text:style-name="T9">ans =</text:span></text:p>
      <text:p text:style-name="P7"><text:span text:style-name="T9"/></text:p>
      <text:p text:style-name="P7"><text:span text:style-name="T9"><text:s text:c="5"/>3<text:s text:c="5"/>3</text:span></text:p>
      <text:p text:style-name="P7"><text:span text:style-name="T9"/></text:p>
      <text:p text:style-name="P7"><text:span text:style-name="T9">&gt;&gt; det(b)</text:span></text:p>
      <text:p text:style-name="P7"><text:span text:style-name="T9"/></text:p>
      <text:p text:style-name="P7"><text:span text:style-name="T9">ans =</text:span></text:p>
      <text:p text:style-name="P7"><text:span text:style-name="T9"/></text:p>
      <text:p text:style-name="P7"><text:span text:style-name="T9"><text:s text:c="2"/>-240</text:span></text:p>
      <text:list text:style-name="L8">
        <text:list-item>
          <text:p text:style-name="P8"><text:span text:style-name="T10">SOLVING LINEAR EQUATIOS</text:span></text:p>
        </text:list-item>
      </text:list>
      <text:p text:style-name="P9"><text:span text:style-name="T11">a =</text:span></text:p>
      <text:p text:style-name="P9"><text:span text:style-name="T11"/></text:p>
      <text:p text:style-name="P9"><text:span text:style-name="T11"><text:s text:c="5"/>3<text:s text:c="5"/>4<text:s text:c="4"/>-2<text:s text:c="5"/>2</text:span></text:p>
      <text:p text:style-name="P9"><text:span text:style-name="T11"><text:s text:c="5"/>4<text:s text:c="5"/>9<text:s text:c="4"/>-3<text:s text:c="5"/>5</text:span></text:p>
      <text:p text:style-name="P9"><text:span text:style-name="T11"><text:s text:c="4"/>-2<text:s text:c="4"/>-3<text:s text:c="5"/>7<text:s text:c="5"/>5</text:span></text:p>
      <text:p text:style-name="P9"><text:span text:style-name="T11"><text:s text:c="5"/>1<text:s text:c="5"/>4<text:s text:c="5"/>6<text:s text:c="5"/>7</text:span></text:p>
      <text:p text:style-name="P9"><text:span text:style-name="T11"/></text:p>
      <text:p text:style-name="P9"><text:span text:style-name="T11">&gt;&gt; b=[2;8;10;2];</text:span></text:p>
      <text:p text:style-name="P9"><text:span text:style-name="T11">&gt;&gt; x=inv(a)*b</text:span></text:p>
      <text:p text:style-name="P9"><text:span text:style-name="T11"/></text:p>
      <text:p text:style-name="P9"><text:span text:style-name="T11">x =</text:span></text:p>
      <text:p text:style-name="P9"><text:span text:style-name="T11"/></text:p>
      <text:p text:style-name="P9"><text:span text:style-name="T11"><text:s text:c="3"/>-2.4000</text:span></text:p>
      <text:p text:style-name="P9"><text:span text:style-name="T11"><text:s text:c="3"/>-2.0857</text:span></text:p>
      <text:p text:style-name="P9"><text:span text:style-name="T11"><text:s text:c="3"/>-3.7429</text:span></text:p>
      <text:p text:style-name="P9"><text:span text:style-name="T11"><text:s text:c="4"/>5.0286</text:span></text:p>
      <text:p text:style-name="P9"><text:span text:style-name="T11"/></text:p>
      <text:p text:style-name="P9"><text:span text:style-name="T11">a =</text:span></text:p>
      <text:p text:style-name="P9"><text:span text:style-name="T11"/></text:p>
      <text:p text:style-name="P9"><text:span text:style-name="T11"><text:s text:c="5"/>2<text:s text:c="5"/>8<text:s text:c="5"/>5</text:span></text:p>
      <text:p text:style-name="P9"><text:span text:style-name="T11"><text:s text:c="5"/>4<text:s text:c="5"/>8<text:s text:c="5"/>2</text:span></text:p>
      <text:p text:style-name="P9"><text:span text:style-name="T11"><text:s text:c="5"/>8<text:s text:c="5"/>0<text:s text:c="5"/>3</text:span></text:p>
      <text:p text:style-name="P9"><text:span text:style-name="T11"/></text:p>
      <text:p text:style-name="P9"><text:span text:style-name="T11">&gt;&gt; e=eig(a)</text:span></text:p>
      <text:p text:style-name="P9"><text:span text:style-name="T11"/></text:p>
      <text:p text:style-name="P9"><text:span text:style-name="T11">e =</text:span></text:p>
      <text:p text:style-name="P9"><text:span text:style-name="T11"/></text:p>
      <text:p text:style-name="P9"><text:span text:style-name="T11"><text:s text:c="3"/>-4.5172</text:span></text:p>
      <text:p text:style-name="P9"><text:span text:style-name="T11"><text:s text:c="3"/>13.6149</text:span></text:p>
      <text:p text:style-name="P9"><text:span text:style-name="T11"><text:s text:c="4"/>3.9023</text:span></text:p>
      <text:p text:style-name="P9"><text:span text:style-name="T11"/></text:p>
      <text:p text:style-name="P9"><text:span text:style-name="T12">2.BASIC GENERATION OF SIGNALS</text:span><text:span text:style-name="T13"/></text:p>
      <text:list text:style-name="L10">
        <text:list-item>
          <text:p text:style-name="P10"><text:span text:style-name="T14"><text:s text:c="3"/></text:span><text:span text:style-name="T15">UNIT STEP<text:s/></text:span><text:span text:style-name="T16"/></text:p>
        </text:list-item>
        <text:list-item>
          <text:p text:style-name="P11"><text:span text:style-name="T17">t=-5:.01:5;</text:span><text:span text:style-name="T18"/></text:p>
        </text:list-item>
        <text:list-item>
          <text:p text:style-name="P12"><text:span text:style-name="T19">a=[zeros(1,500) ones(1,501)];</text:span><text:span text:style-name="T20"/></text:p>
        </text:list-item>
        <text:list-item>
          <text:p text:style-name="P12"><text:span text:style-name="T21">plot(t,a);</text:span><text:span text:style-name="T22"/></text:p>
        </text:list-item>
        <text:list-item>
          <text:p text:style-name="P12"><text:span text:style-name="T23">xlabel(</text:span><text:span text:style-name="T24">'time'</text:span><text:span text:style-name="T25">)</text:span><text:span text:style-name="T26"/></text:p>
        </text:list-item>
        <text:list-item>
          <text:p text:style-name="P12"><text:span text:style-name="T27">ylabel(</text:span><text:span text:style-name="T28">'amplitude'</text:span><text:span text:style-name="T29">)</text:span><text:span text:style-name="T30"/></text:p>
        </text:list-item>
        <text:list-item>
          <text:p text:style-name="P12"><text:span text:style-name="T31">title(</text:span><text:span text:style-name="T32">'UNIT STEP'</text:span><text:span text:style-name="T33">)</text:span><text:span text:style-name="T34"/></text:p>
        </text:list-item>
        <text:list-item>
          <text:p text:style-name="P13"><draw:frame text:anchor-type="as-char" svg:width="140.83mm" svg:height="105.62mm" style:rel-width="scale" style:rel-height="scale"><draw:object-ole xlink:href="OleObj1"/><draw:image xlink:href="ObjectReplacements/OleObj1"/></draw:frame><text:span text:style-name="T36"/></text:p>
        </text:list-item>
        <text:list-item>
          <text:p text:style-name="P14"><text:span text:style-name="T37">UNIT IMPLUSE</text:span><text:span text:style-name="T38"/></text:p>
        </text:list-item>
        <text:list-item>
          <text:p text:style-name="P15"><text:span text:style-name="T38"/></text:p>
        </text:list-item>
        <text:list-item>
          <text:p text:style-name="P16"><text:span text:style-name="T39">t=-5:.01:5;</text:span><text:span text:style-name="T40"/></text:p>
        </text:list-item>
        <text:list-item>
          <text:p text:style-name="P16"><text:span text:style-name="T41">y=[zeros(1,500) ones(1) zeros(1,500)];</text:span><text:span text:style-name="T42"/></text:p>
        </text:list-item>
        <text:list-item>
          <text:p text:style-name="P16"><text:span text:style-name="T43">xlabel(</text:span><text:span text:style-name="T44">'time'</text:span><text:span text:style-name="T45">);</text:span><text:span text:style-name="T46"/></text:p>
        </text:list-item>
        <text:list-item>
          <text:p text:style-name="P16"><text:span text:style-name="T47">ylabel(</text:span><text:span text:style-name="T48">'Amplitude'</text:span><text:span text:style-name="T49">);</text:span><text:span text:style-name="T50"/></text:p>
        </text:list-item>
        <text:list-item>
          <text:p text:style-name="P16"><text:span text:style-name="T51">title(</text:span><text:span text:style-name="T52">'impulse'</text:span><text:span text:style-name="T53">);</text:span><text:span text:style-name="T54"/></text:p>
        </text:list-item>
        <text:list-item>
          <text:p text:style-name="P16"><text:span text:style-name="T55">plot(t,y);</text:span><text:span text:style-name="T56"/></text:p>
        </text:list-item>
        <text:list-item>
          <text:p text:style-name="P16"><text:span text:style-name="T56"/></text:p>
        </text:list-item>
        <text:list-item>
          <text:p text:style-name="P17"><draw:frame text:anchor-type="as-char" svg:width="140.83mm" svg:height="105.62mm" style:rel-width="scale" style:rel-height="scale"><draw:object-ole xlink:href="OleObj2"/><draw:image xlink:href="ObjectReplacements/OleObj2"/></draw:frame><text:span text:style-name="T58"/></text:p>
        </text:list-item>
        <text:list-item>
          <text:p text:style-name="P17"><text:span text:style-name="T59"/></text:p>
        </text:list-item>
        <text:list-item>
          <text:p text:style-name="P18"><text:span text:style-name="T60">UNIT RAMP</text:span><text:span text:style-name="T61"/></text:p>
        </text:list-item>
        <text:list-item>
          <text:p text:style-name="P19"><text:span text:style-name="T62">t=0:.01:5;</text:span><text:span text:style-name="T63"/></text:p>
        </text:list-item>
        <text:list-item>
          <text:p text:style-name="P19"><text:span text:style-name="T64">y=t;</text:span><text:span text:style-name="T65"/></text:p>
        </text:list-item>
        <text:list-item>
          <text:p text:style-name="P19"><text:span text:style-name="T66"><text:s/></text:span><text:span text:style-name="T67"/></text:p>
        </text:list-item>
        <text:list-item>
          <text:p text:style-name="P19"><text:span text:style-name="T68">plot(t,y);</text:span><text:span text:style-name="T69"/></text:p>
        </text:list-item>
        <text:list-item>
          <text:p text:style-name="P19"><text:span text:style-name="T70"><text:s/></text:span><text:span text:style-name="T71"/></text:p>
        </text:list-item>
        <text:list-item>
          <text:p text:style-name="P19"><text:span text:style-name="T72">xlabel(</text:span><text:span text:style-name="T73">'time'</text:span><text:span text:style-name="T74">);</text:span><text:span text:style-name="T75"/></text:p>
        </text:list-item>
        <text:list-item>
          <text:p text:style-name="P19"><text:span text:style-name="T76">ylabel(</text:span><text:span text:style-name="T77">'Amplitude'</text:span><text:span text:style-name="T78">);</text:span><text:span text:style-name="T79"/></text:p>
        </text:list-item>
        <text:list-item>
          <text:p text:style-name="P19"><text:span text:style-name="T80">title(</text:span><text:span text:style-name="T81">'impulse'</text:span><text:span text:style-name="T82">);</text:span><text:span text:style-name="T83"/></text:p>
        </text:list-item>
        <text:list-item>
          <text:p text:style-name="P20"><draw:frame text:anchor-type="as-char" svg:width="140.83mm" svg:height="105.62mm" style:rel-width="scale" style:rel-height="scale"><draw:object-ole xlink:href="OleObj3"/><draw:image xlink:href="ObjectReplacements/OleObj3"/></draw:frame><text:span text:style-name="T85"/></text:p>
        </text:list-item>
        <text:list-item>
          <text:p text:style-name="P20"><text:span text:style-name="T85"/></text:p>
        </text:list-item>
        <text:list-item>
          <text:p text:style-name="P20"><text:span text:style-name="T85"/></text:p>
        </text:list-item>
        <text:list-item>
          <text:p text:style-name="P20"><text:span text:style-name="T85"/></text:p>
        </text:list-item>
        <text:list-item>
          <text:p text:style-name="P20"><text:span text:style-name="T85"/></text:p>
        </text:list-item>
        <text:list-item>
          <text:p text:style-name="P20"><text:span text:style-name="T85"/></text:p>
        </text:list-item>
        <text:list-item>
          <text:p text:style-name="P20"><text:span text:style-name="T85"/></text:p>
        </text:list-item>
        <text:list-item>
          <text:p text:style-name="P21"><text:span text:style-name="T86">PARABOLIC FUNCTION</text:span><text:span text:style-name="T87"/></text:p>
        </text:list-item>
        <text:list-item>
          <text:p text:style-name="P22"><text:span text:style-name="T88">t=-5:.01:5;</text:span><text:span text:style-name="T89"/></text:p>
        </text:list-item>
        <text:list-item>
          <text:p text:style-name="P22"><text:span text:style-name="T90">y=t.^2/2;</text:span><text:span text:style-name="T91"/></text:p>
        </text:list-item>
        <text:list-item>
          <text:p text:style-name="P22"><text:span text:style-name="T92"><text:s/></text:span><text:span text:style-name="T93"/></text:p>
        </text:list-item>
        <text:list-item>
          <text:p text:style-name="P22"><text:span text:style-name="T94">plot(t,y);</text:span><text:span text:style-name="T95"/></text:p>
        </text:list-item>
        <text:list-item>
          <text:p text:style-name="P22"><text:span text:style-name="T96"><text:s/></text:span><text:span text:style-name="T97"/></text:p>
        </text:list-item>
        <text:list-item>
          <text:p text:style-name="P22"><text:span text:style-name="T98">xlabel(</text:span><text:span text:style-name="T99">'time'</text:span><text:span text:style-name="T100">);</text:span><text:span text:style-name="T101"/></text:p>
        </text:list-item>
        <text:list-item>
          <text:p text:style-name="P22"><text:span text:style-name="T102">ylabel(</text:span><text:span text:style-name="T103">'Amplitude'</text:span><text:span text:style-name="T104">);</text:span><text:span text:style-name="T105"/></text:p>
        </text:list-item>
        <text:list-item>
          <text:p text:style-name="P22"><text:span text:style-name="T106">title(</text:span><text:span text:style-name="T107">'parabolic'</text:span><text:span text:style-name="T108">);</text:span></text:p>
        </text:list-item>
        <text:list-item>
          <text:p text:style-name="P22"><draw:frame text:anchor-type="as-char" svg:width="140.83mm" svg:height="105.62mm" style:rel-width="scale" style:rel-height="scale"><draw:object-ole xlink:href="OleObj4"/><draw:image xlink:href="ObjectReplacements/OleObj4"/></draw:frame><text:span text:style-name="T110"/></text:p>
        </text:list-item>
        <text:list-item>
          <text:p text:style-name="P22"><text:span text:style-name="T110"/></text:p>
        </text:list-item>
        <text:list-item>
          <text:p text:style-name="P22"><text:span text:style-name="T110"/></text:p>
        </text:list-item>
        <text:list-item>
          <text:p text:style-name="P22"><text:span text:style-name="T110"/></text:p>
        </text:list-item>
        <text:list-item>
          <text:p text:style-name="P22"><text:span text:style-name="T111"/></text:p>
        </text:list-item>
        <text:list-item>
          <text:p text:style-name="P23"><text:span text:style-name="T112">SIGNUM FUNCTION</text:span><text:span text:style-name="T113"/></text:p>
        </text:list-item>
        <text:list-item>
          <text:p text:style-name="P24"><text:span text:style-name="T114">t=-5:.01:5;</text:span><text:span text:style-name="T115"/></text:p>
        </text:list-item>
        <text:list-item>
          <text:p text:style-name="P24"><text:span text:style-name="T116">y=sign(t);</text:span><text:span text:style-name="T117"/></text:p>
        </text:list-item>
        <text:list-item>
          <text:p text:style-name="P24"><text:span text:style-name="T118"><text:s/></text:span><text:span text:style-name="T119"/></text:p>
        </text:list-item>
        <text:list-item>
          <text:p text:style-name="P24"><text:span text:style-name="T120">plot(t,y);</text:span><text:span text:style-name="T121"/></text:p>
        </text:list-item>
        <text:list-item>
          <text:p text:style-name="P24"><text:span text:style-name="T122"><text:s/></text:span><text:span text:style-name="T123"/></text:p>
        </text:list-item>
        <text:list-item>
          <text:p text:style-name="P24"><text:span text:style-name="T124">xlabel(</text:span><text:span text:style-name="T125">'time'</text:span><text:span text:style-name="T126">);</text:span><text:span text:style-name="T127"/></text:p>
        </text:list-item>
        <text:list-item>
          <text:p text:style-name="P24"><text:span text:style-name="T128">ylabel(</text:span><text:span text:style-name="T129">'Amplitude'</text:span><text:span text:style-name="T130">);</text:span><text:span text:style-name="T131"/></text:p>
        </text:list-item>
        <text:list-item>
          <text:p text:style-name="P24"><text:span text:style-name="T132">title(</text:span><text:span text:style-name="T133">'SIGNUM'</text:span><text:span text:style-name="T134">);</text:span></text:p>
        </text:list-item>
        <text:list-item>
          <text:p text:style-name="P24"><text:span text:style-name="T134"/></text:p>
        </text:list-item>
        <text:list-item>
          <text:p text:style-name="P24"><draw:frame text:anchor-type="as-char" svg:width="140.83mm" svg:height="105.62mm" style:rel-width="scale" style:rel-height="scale"><draw:object-ole xlink:href="OleObj5"/><draw:image xlink:href="ObjectReplacements/OleObj5"/></draw:frame><text:span text:style-name="T136"/></text:p>
        </text:list-item>
        <text:list-item>
          <text:p text:style-name="P24"><text:span text:style-name="T137"/></text:p>
        </text:list-item>
        <text:list-item>
          <text:p text:style-name="P25"><text:span text:style-name="T138"/></text:p>
        </text:list-item>
        <text:list-item>
          <text:p text:style-name="P26"><text:span text:style-name="T139">EXPONENTIAL FUNCTION</text:span><text:span text:style-name="T140"/></text:p>
        </text:list-item>
        <text:list-item>
          <text:p text:style-name="P27"><text:span text:style-name="T141">t=-5:.01:5;</text:span><text:span text:style-name="T142"/></text:p>
        </text:list-item>
        <text:list-item>
          <text:p text:style-name="P27"><text:span text:style-name="T143">y=exp(t);</text:span><text:span text:style-name="T144"/></text:p>
        </text:list-item>
        <text:list-item>
          <text:p text:style-name="P27"><text:span text:style-name="T145"><text:s/></text:span><text:span text:style-name="T146"/></text:p>
        </text:list-item>
        <text:list-item>
          <text:p text:style-name="P27"><text:span text:style-name="T147">plot(t,y);</text:span><text:span text:style-name="T148"/></text:p>
        </text:list-item>
        <text:list-item>
          <text:p text:style-name="P27"><text:span text:style-name="T149"><text:s/></text:span><text:span text:style-name="T150"/></text:p>
        </text:list-item>
        <text:list-item>
          <text:p text:style-name="P27"><text:span text:style-name="T151">xlabel(</text:span><text:span text:style-name="T152">'time'</text:span><text:span text:style-name="T153">);</text:span><text:span text:style-name="T154"/></text:p>
        </text:list-item>
        <text:list-item>
          <text:p text:style-name="P27"><text:span text:style-name="T155">ylabel(</text:span><text:span text:style-name="T156">'Amplitude'</text:span><text:span text:style-name="T157">);</text:span><text:span text:style-name="T158"/></text:p>
        </text:list-item>
        <text:list-item>
          <text:p text:style-name="P27"><text:span text:style-name="T159">title(</text:span><text:span text:style-name="T160">'EXPONENTIAL'</text:span><text:span text:style-name="T161">);</text:span><text:span text:style-name="T162"><text:s text:c="2"/></text:span></text:p>
        </text:list-item>
        <text:list-item>
          <text:p text:style-name="P27"><text:span text:style-name="T162"/></text:p>
        </text:list-item>
        <text:list-item>
          <text:p text:style-name="P27"><text:span text:style-name="T162"><text:s text:c="2"/></text:span></text:p>
        </text:list-item>
        <text:list-item>
          <text:p text:style-name="P27"><draw:frame text:anchor-type="as-char" svg:width="140.83mm" svg:height="105.62mm" style:rel-width="scale" style:rel-height="scale"><draw:object-ole xlink:href="OleObj6"/><draw:image xlink:href="ObjectReplacements/OleObj6"/></draw:frame><text:span text:style-name="T164"/></text:p>
        </text:list-item>
        <text:list-item>
          <text:p text:style-name="P27"><text:span text:style-name="T165"/></text:p>
        </text:list-item>
        <text:list-item>
          <text:p text:style-name="P28"><text:span text:style-name="T166">SIN FUNCTION</text:span><text:span text:style-name="T167"/></text:p>
        </text:list-item>
        <text:list-item>
          <text:p text:style-name="P29"><text:span text:style-name="T168">t=-2*pi:.001:2*pi;</text:span><text:span text:style-name="T169"/></text:p>
        </text:list-item>
        <text:list-item>
          <text:p text:style-name="P29"><text:span text:style-name="T170">y=sin(t);</text:span><text:span text:style-name="T171"/></text:p>
        </text:list-item>
        <text:list-item>
          <text:p text:style-name="P29"><text:span text:style-name="T172"><text:s/></text:span><text:span text:style-name="T173"/></text:p>
        </text:list-item>
        <text:list-item>
          <text:p text:style-name="P29"><text:span text:style-name="T174">plot(t,y);</text:span><text:span text:style-name="T175"/></text:p>
        </text:list-item>
        <text:list-item>
          <text:p text:style-name="P29"><text:span text:style-name="T176"><text:s/></text:span><text:span text:style-name="T177"/></text:p>
        </text:list-item>
        <text:list-item>
          <text:p text:style-name="P29"><text:span text:style-name="T178">xlabel(</text:span><text:span text:style-name="T179">'time'</text:span><text:span text:style-name="T180">);</text:span><text:span text:style-name="T181"/></text:p>
        </text:list-item>
        <text:list-item>
          <text:p text:style-name="P29"><text:span text:style-name="T182">ylabel(</text:span><text:span text:style-name="T183">'Amplitude'</text:span><text:span text:style-name="T184">);</text:span><text:span text:style-name="T185"/></text:p>
        </text:list-item>
        <text:list-item>
          <text:p text:style-name="P29"><text:span text:style-name="T186">title(</text:span><text:span text:style-name="T187">'SIN FUNCTION'</text:span><text:span text:style-name="T188">)</text:span></text:p>
        </text:list-item>
        <text:list-item>
          <text:p text:style-name="P29"><draw:frame text:anchor-type="as-char" svg:width="140.83mm" svg:height="105.62mm" style:rel-width="scale" style:rel-height="scale"><draw:object-ole xlink:href="OleObj7"/><draw:image xlink:href="ObjectReplacements/OleObj7"/></draw:frame><text:span text:style-name="T190"/></text:p>
        </text:list-item>
        <text:list-item>
          <text:p text:style-name="P29"><text:span text:style-name="T190"/></text:p>
        </text:list-item>
        <text:list-item>
          <text:p text:style-name="P29"><text:span text:style-name="T190"/></text:p>
        </text:list-item>
        <text:list-item>
          <text:p text:style-name="P29"><text:span text:style-name="T191"/></text:p>
        </text:list-item>
        <text:list-item>
          <text:p text:style-name="P29"><text:span text:style-name="T191"/></text:p>
        </text:list-item>
        <text:list-item>
          <text:p text:style-name="P30"><text:span text:style-name="T192">RECTANGULAR FUNCTION</text:span><text:span text:style-name="T193"/></text:p>
        </text:list-item>
      </text:list>
      <text:p text:style-name="P31"><text:span text:style-name="T194">t=0:.01:5;</text:span><text:span text:style-name="T195"/></text:p>
      <text:p text:style-name="P31"><text:span text:style-name="T196">y=[zeros(1,100) ones(1,300) zeros(1,101)];</text:span><text:span text:style-name="T197"/></text:p>
      <text:p text:style-name="P31"><text:span text:style-name="T198"><text:s/></text:span><text:span text:style-name="T199"/></text:p>
      <text:p text:style-name="P31"><text:span text:style-name="T200">plot(t,y);</text:span><text:span text:style-name="T201"/></text:p>
      <text:p text:style-name="P31"><text:span text:style-name="T202"><text:s/></text:span><text:span text:style-name="T203"/></text:p>
      <text:p text:style-name="P31"><text:span text:style-name="T204">xlabel(</text:span><text:span text:style-name="T205">'time'</text:span><text:span text:style-name="T206">);</text:span><text:span text:style-name="T207"/></text:p>
      <text:p text:style-name="P31"><text:span text:style-name="T208">ylabel(</text:span><text:span text:style-name="T209">'Amplitude'</text:span><text:span text:style-name="T210">);</text:span><text:span text:style-name="T211"/></text:p>
      <text:p text:style-name="P31"><text:span text:style-name="T212">title(</text:span><text:span text:style-name="T213">'RECTANGULAR'</text:span><text:span text:style-name="T214">);</text:span><text:span text:style-name="T215"/></text:p>
      <text:list text:style-name="L32">
        <text:list-item>
          <text:p text:style-name="P32"><text:span text:style-name="T216"/></text:p>
        </text:list-item>
        <text:list-item>
          <text:p text:style-name="P33"><draw:frame text:anchor-type="as-char" svg:width="141.02mm" svg:height="106.10mm" style:rel-width="scale" style:rel-height="scale"><draw:object-ole xlink:href="OleObj8"/><draw:image xlink:href="ObjectReplacements/OleObj8"/></draw:frame><text:span text:style-name="T217"/></text:p>
        </text:list-item>
        <text:list-item>
          <text:p text:style-name="P34"><text:span text:style-name="T218"/></text:p>
        </text:list-item>
        <text:list-item>
          <text:p text:style-name="P34"><text:span text:style-name="T218"/></text:p>
        </text:list-item>
        <text:list-item>
          <text:p text:style-name="P34"><text:span text:style-name="T218"/></text:p>
        </text:list-item>
        <text:list-item>
          <text:p text:style-name="P34"><text:span text:style-name="T218"/></text:p>
        </text:list-item>
        <text:list-item>
          <text:p text:style-name="P34"><text:span text:style-name="T218"/></text:p>
        </text:list-item>
        <text:list-item>
          <text:p text:style-name="P34"><text:span text:style-name="T218"/></text:p>
        </text:list-item>
        <text:list-item>
          <text:p text:style-name="P34"><text:span text:style-name="T218"/></text:p>
        </text:list-item>
        <text:list-item>
          <text:p text:style-name="P35"><text:span text:style-name="T219">SINC FUNCTION</text:span><text:span text:style-name="T220"/></text:p>
        </text:list-item>
        <text:list-item>
          <text:p text:style-name="P36"><text:span text:style-name="T221">t=-2*pi:.01:2*pi;</text:span><text:span text:style-name="T222"/></text:p>
        </text:list-item>
        <text:list-item>
          <text:p text:style-name="P36"><text:span text:style-name="T223">y=sinc(t);</text:span><text:span text:style-name="T224"/></text:p>
        </text:list-item>
        <text:list-item>
          <text:p text:style-name="P36"><text:span text:style-name="T225"><text:s/></text:span><text:span text:style-name="T226"/></text:p>
        </text:list-item>
        <text:list-item>
          <text:p text:style-name="P36"><text:span text:style-name="T227">plot(t,y);</text:span><text:span text:style-name="T228"/></text:p>
        </text:list-item>
        <text:list-item>
          <text:p text:style-name="P36"><text:span text:style-name="T229"><text:s/></text:span><text:span text:style-name="T230"/></text:p>
        </text:list-item>
        <text:list-item>
          <text:p text:style-name="P36"><text:span text:style-name="T231">xlabel(</text:span><text:span text:style-name="T232">'time'</text:span><text:span text:style-name="T233">);</text:span><text:span text:style-name="T234"/></text:p>
        </text:list-item>
        <text:list-item>
          <text:p text:style-name="P36"><text:span text:style-name="T235">ylabel(</text:span><text:span text:style-name="T236">'Amplitude'</text:span><text:span text:style-name="T237">);</text:span><text:span text:style-name="T238"/></text:p>
        </text:list-item>
        <text:list-item>
          <text:p text:style-name="P36"><text:span text:style-name="T239">title(</text:span><text:span text:style-name="T240">'SINC'</text:span><text:span text:style-name="T241">);</text:span><text:span text:style-name="T242"/></text:p>
        </text:list-item>
        <text:list-item>
          <text:p text:style-name="P36"><text:span text:style-name="T242"/></text:p>
        </text:list-item>
        <text:list-item>
          <text:p text:style-name="P36"><draw:frame text:anchor-type="as-char" svg:width="140.83mm" svg:height="105.62mm" style:rel-width="scale" style:rel-height="scale"><draw:object-ole xlink:href="OleObj9"/><draw:image xlink:href="ObjectReplacements/OleObj9"/></draw:frame><text:span text:style-name="T244"/></text:p>
        </text:list-item>
        <text:list-item>
          <text:p text:style-name="P36"><text:span text:style-name="T244"/></text:p>
        </text:list-item>
        <text:list-item>
          <text:p text:style-name="P36"><text:span text:style-name="T244"/></text:p>
        </text:list-item>
        <text:list-item>
          <text:p text:style-name="P36"><text:span text:style-name="T244"/></text:p>
        </text:list-item>
        <text:list-item>
          <text:p text:style-name="P37"><text:span text:style-name="T245">TRIANGULAR FUNCTION</text:span><text:span text:style-name="T246"/></text:p>
        </text:list-item>
        <text:list-item>
          <text:p text:style-name="P38"><text:span text:style-name="T247">clc</text:span><text:span text:style-name="T248"/></text:p>
        </text:list-item>
        <text:list-item>
          <text:p text:style-name="P38"><text:span text:style-name="T249">clear<text:s/></text:span><text:span text:style-name="T250">all</text:span><text:span text:style-name="T251"/></text:p>
        </text:list-item>
        <text:list-item>
          <text:p text:style-name="P38"><text:span text:style-name="T252">close<text:s/></text:span><text:span text:style-name="T253">all</text:span><text:span text:style-name="T254"/></text:p>
        </text:list-item>
        <text:list-item>
          <text:p text:style-name="P38"><text:span text:style-name="T255">t=0:0.001:1;</text:span><text:span text:style-name="T256"/></text:p>
        </text:list-item>
        <text:list-item>
          <text:p text:style-name="P38"><text:span text:style-name="T257">l=length(t);</text:span><text:span text:style-name="T258"/></text:p>
        </text:list-item>
        <text:list-item>
          <text:p text:style-name="P38"><text:span text:style-name="T259">for</text:span><text:span text:style-name="T260"><text:s/>i=1:l;</text:span><text:span text:style-name="T261"/></text:p>
        </text:list-item>
        <text:list-item>
          <text:p text:style-name="P38"><text:span text:style-name="T262"><text:s text:c="4"/></text:span><text:span text:style-name="T263">if</text:span><text:span text:style-name="T264"><text:s/>t(i)&lt;.5</text:span><text:span text:style-name="T265"/></text:p>
        </text:list-item>
        <text:list-item>
          <text:p text:style-name="P38"><text:span text:style-name="T266"><text:s text:c="8"/>u(i)=t(i);</text:span><text:span text:style-name="T267"/></text:p>
        </text:list-item>
        <text:list-item>
          <text:p text:style-name="P38"><text:span text:style-name="T268"><text:s text:c="4"/></text:span><text:span text:style-name="T269">elseif</text:span><text:span text:style-name="T270"><text:s/>t(i)&gt;=.5</text:span><text:span text:style-name="T271"/></text:p>
        </text:list-item>
        <text:list-item>
          <text:p text:style-name="P38"><text:span text:style-name="T272"><text:s text:c="8"/>u(i)=1-t(i);</text:span><text:span text:style-name="T273"/></text:p>
        </text:list-item>
        <text:list-item>
          <text:p text:style-name="P38"><text:span text:style-name="T274"><text:s text:c="4"/></text:span><text:span text:style-name="T275">end</text:span><text:span text:style-name="T276"/></text:p>
        </text:list-item>
        <text:list-item>
          <text:p text:style-name="P38"><text:span text:style-name="T277">end</text:span><text:span text:style-name="T278"/></text:p>
        </text:list-item>
        <text:list-item>
          <text:p text:style-name="P38"><text:span text:style-name="T279">plot(t,u);</text:span><text:span text:style-name="T280"/></text:p>
        </text:list-item>
        <text:list-item>
          <text:p text:style-name="P38"><text:span text:style-name="T281">xlabel(</text:span><text:span text:style-name="T282">'time'</text:span><text:span text:style-name="T283">)</text:span><text:span text:style-name="T284"/></text:p>
        </text:list-item>
        <text:list-item>
          <text:p text:style-name="P38"><text:span text:style-name="T285">ylabel(</text:span><text:span text:style-name="T286">'amplitude'</text:span><text:span text:style-name="T287">)</text:span><text:span text:style-name="T288"/></text:p>
        </text:list-item>
        <text:list-item>
          <text:p text:style-name="P38"><text:span text:style-name="T289">title(</text:span><text:span text:style-name="T290">'TRIANGULAR'</text:span><text:span text:style-name="T291">)</text:span><text:span text:style-name="T292"/></text:p>
        </text:list-item>
        <text:list-item>
          <text:p text:style-name="P38"><text:span text:style-name="T292"/></text:p>
        </text:list-item>
        <text:list-item>
          <text:p text:style-name="P38"><draw:frame text:anchor-type="as-char" svg:width="140.83mm" svg:height="105.62mm" style:rel-width="scale" style:rel-height="scale"><draw:object-ole xlink:href="OleObj10"/><draw:image xlink:href="ObjectReplacements/OleObj10"/></draw:frame><text:span text:style-name="T294"/></text:p>
        </text:list-item>
        <text:list-item>
          <text:p text:style-name="P38"><text:span text:style-name="T294"/></text:p>
        </text:list-item>
        <text:list-item>
          <text:p text:style-name="P38"><text:span text:style-name="T294"/></text:p>
        </text:list-item>
        <text:list-item>
          <text:p text:style-name="P38"><text:span text:style-name="T294"/></text:p>
        </text:list-item>
        <text:list-item>
          <text:p text:style-name="P39"><text:span text:style-name="T295">SQUARE FUNCTION</text:span><text:span text:style-name="T296"/></text:p>
        </text:list-item>
        <text:list-item>
          <text:p text:style-name="P40"><text:span text:style-name="T297">t=-5:.001:5;</text:span><text:span text:style-name="T298"/></text:p>
        </text:list-item>
        <text:list-item>
          <text:p text:style-name="P40"><text:span text:style-name="T299">y=square(t);</text:span><text:span text:style-name="T300"/></text:p>
        </text:list-item>
        <text:list-item>
          <text:p text:style-name="P40"><text:span text:style-name="T301"><text:s/></text:span><text:span text:style-name="T302"/></text:p>
        </text:list-item>
        <text:list-item>
          <text:p text:style-name="P40"><text:span text:style-name="T303">xlabel(</text:span><text:span text:style-name="T304">'time'</text:span><text:span text:style-name="T305">);</text:span><text:span text:style-name="T306"/></text:p>
        </text:list-item>
        <text:list-item>
          <text:p text:style-name="P40"><text:span text:style-name="T307">ylabel(</text:span><text:span text:style-name="T308">'Amplitude'</text:span><text:span text:style-name="T309">);</text:span><text:span text:style-name="T310"/></text:p>
        </text:list-item>
        <text:list-item>
          <text:p text:style-name="P40"><text:span text:style-name="T311">title(</text:span><text:span text:style-name="T312">'SQUARE FNCTION'</text:span><text:span text:style-name="T313">);</text:span><text:span text:style-name="T314"/></text:p>
        </text:list-item>
        <text:list-item>
          <text:p text:style-name="P40"><text:span text:style-name="T315">plot(t,y);</text:span><text:span text:style-name="T316"/></text:p>
        </text:list-item>
        <text:list-item>
          <text:p text:style-name="P40"><text:span text:style-name="T316"/></text:p>
        </text:list-item>
        <text:list-item>
          <text:p text:style-name="P40"><draw:frame text:anchor-type="as-char" svg:width="140.83mm" svg:height="105.62mm" style:rel-width="scale" style:rel-height="scale"><draw:object-ole xlink:href="OleObj11"/><draw:image xlink:href="ObjectReplacements/OleObj11"/></draw:frame><text:span text:style-name="T318"/></text:p>
        </text:list-item>
      </text:list>
      <text:p text:style-name="P41"><text:span text:style-name="T318"/></text:p>
      <text:p text:style-name="P41"><text:span text:style-name="T318"/></text:p>
      <text:p text:style-name="P41"><text:span text:style-name="T318"/></text:p>
      <text:p text:style-name="P42"><text:span text:style-name="T319">3.SUM OF THE SIGNALS</text:span><text:span text:style-name="T320"/></text:p>
      <text:list text:style-name="L43">
        <text:list-item>
          <text:p text:style-name="P43"><text:span text:style-name="T321">clear<text:s/></text:span><text:span text:style-name="T322">all</text:span><text:span text:style-name="T323">;</text:span><text:span text:style-name="T324"/></text:p>
        </text:list-item>
        <text:list-item>
          <text:p text:style-name="P43"><text:span text:style-name="T325">n=input(</text:span><text:span text:style-name="T326">'c='</text:span><text:span text:style-name="T327">);</text:span><text:span text:style-name="T328"/></text:p>
        </text:list-item>
        <text:list-item>
          <text:p text:style-name="P43"><text:span text:style-name="T329">t=-n:.01:n;</text:span><text:span text:style-name="T330"/></text:p>
        </text:list-item>
        <text:list-item>
          <text:p text:style-name="P43"><text:span text:style-name="T331">a=input(</text:span><text:span text:style-name="T332">'enyer the first signal'</text:span><text:span text:style-name="T333">);</text:span><text:span text:style-name="T334"/></text:p>
        </text:list-item>
        <text:list-item>
          <text:p text:style-name="P43"><text:span text:style-name="T335">b=input(</text:span><text:span text:style-name="T336">'enter the 2nd signal'</text:span><text:span text:style-name="T337">);</text:span><text:span text:style-name="T338"/></text:p>
        </text:list-item>
        <text:list-item>
          <text:p text:style-name="P43"><text:span text:style-name="T339">out=a+b;</text:span><text:span text:style-name="T340"/></text:p>
        </text:list-item>
        <text:list-item>
          <text:p text:style-name="P43"><text:span text:style-name="T341">disp(</text:span><text:span text:style-name="T342">'out'</text:span><text:span text:style-name="T343">);</text:span><text:span text:style-name="T344"/></text:p>
        </text:list-item>
        <text:list-item>
          <text:p text:style-name="P43"><text:span text:style-name="T345">xlabel(</text:span><text:span text:style-name="T346">'time'</text:span><text:span text:style-name="T347">);</text:span><text:span text:style-name="T348"/></text:p>
        </text:list-item>
        <text:list-item>
          <text:p text:style-name="P43"><text:span text:style-name="T349">ylabel(</text:span><text:span text:style-name="T350">'amplitude'</text:span><text:span text:style-name="T351">);</text:span><text:span text:style-name="T352"/></text:p>
        </text:list-item>
        <text:list-item>
          <text:p text:style-name="P43"><text:span text:style-name="T353">title(</text:span><text:span text:style-name="T354">'SIGNAL 1'</text:span><text:span text:style-name="T355">);</text:span><text:span text:style-name="T356"/></text:p>
        </text:list-item>
        <text:list-item>
          <text:p text:style-name="P43"><text:span text:style-name="T357">subplot(3,3,1);</text:span><text:span text:style-name="T358"/></text:p>
        </text:list-item>
        <text:list-item>
          <text:p text:style-name="P43"><text:span text:style-name="T359">stem(t,a);</text:span><text:span text:style-name="T360"/></text:p>
        </text:list-item>
        <text:list-item>
          <text:p text:style-name="P43"><text:span text:style-name="T361">xlabel(</text:span><text:span text:style-name="T362">'time'</text:span><text:span text:style-name="T363">);</text:span><text:span text:style-name="T364"/></text:p>
        </text:list-item>
        <text:list-item>
          <text:p text:style-name="P43"><text:span text:style-name="T365">ylabel(</text:span><text:span text:style-name="T366">'amplitude'</text:span><text:span text:style-name="T367">);</text:span><text:span text:style-name="T368"/></text:p>
        </text:list-item>
        <text:list-item>
          <text:p text:style-name="P43"><text:span text:style-name="T369">title(</text:span><text:span text:style-name="T370">'SGNAL 2'</text:span><text:span text:style-name="T371">);</text:span><text:span text:style-name="T372"/></text:p>
        </text:list-item>
        <text:list-item>
          <text:p text:style-name="P43"><text:span text:style-name="T373"><text:s/></text:span><text:span text:style-name="T374"/></text:p>
        </text:list-item>
        <text:list-item>
          <text:p text:style-name="P43"><text:span text:style-name="T375">subplot(3,3,2);</text:span><text:span text:style-name="T376"/></text:p>
        </text:list-item>
        <text:list-item>
          <text:p text:style-name="P43"><text:span text:style-name="T377">stem(t,b);</text:span><text:span text:style-name="T378"/></text:p>
        </text:list-item>
        <text:list-item>
          <text:p text:style-name="P43"><text:span text:style-name="T379">xlabel(</text:span><text:span text:style-name="T380">'title'</text:span><text:span text:style-name="T381">);</text:span><text:span text:style-name="T382"/></text:p>
        </text:list-item>
        <text:list-item>
          <text:p text:style-name="P43"><text:span text:style-name="T383">ylabel(</text:span><text:span text:style-name="T384">'amplitude'</text:span><text:span text:style-name="T385">);</text:span><text:span text:style-name="T386"/></text:p>
        </text:list-item>
        <text:list-item>
          <text:p text:style-name="P43"><text:span text:style-name="T387">title(</text:span><text:span text:style-name="T388">'sum'</text:span><text:span text:style-name="T389">);</text:span><text:span text:style-name="T390"/></text:p>
        </text:list-item>
        <text:list-item>
          <text:p text:style-name="P43"><text:span text:style-name="T391">subplot(3,3,3);</text:span><text:span text:style-name="T392"/></text:p>
        </text:list-item>
        <text:list-item>
          <text:p text:style-name="P43"><text:span text:style-name="T393">stem(t,out);</text:span><text:span text:style-name="T394"/></text:p>
        </text:list-item>
        <text:list-item>
          <text:p text:style-name="P44"><text:span text:style-name="T395"/></text:p>
        </text:list-item>
        <text:list-item>
          <text:p text:style-name="P44"><text:span text:style-name="T395"/></text:p>
        </text:list-item>
        <text:list-item>
          <text:p text:style-name="P44"><text:span text:style-name="T395">c=pi</text:span></text:p>
        </text:list-item>
        <text:list-item>
          <text:p text:style-name="P44"><text:span text:style-name="T395">enyer the first signalsin(t)</text:span></text:p>
        </text:list-item>
        <text:list-item>
          <text:p text:style-name="P44"><text:span text:style-name="T395">enter the 2nd signalsinc(t)</text:span></text:p>
        </text:list-item>
        <text:list-item>
          <text:p text:style-name="P44"><text:span text:style-name="T395">out</text:span></text:p>
        </text:list-item>
        <text:list-item>
          <text:p text:style-name="P44"><text:span text:style-name="T395"/></text:p>
        </text:list-item>
        <text:list-item>
          <text:p text:style-name="P44"><text:span text:style-name="T395"/></text:p>
        </text:list-item>
        <text:list-item>
          <text:p text:style-name="P44"><draw:frame text:anchor-type="as-char" svg:width="140.83mm" svg:height="105.62mm" style:rel-width="scale" style:rel-height="scale"><draw:object-ole xlink:href="OleObj12"/><draw:image xlink:href="ObjectReplacements/OleObj12"/></draw:frame><text:span text:style-name="T397"/></text:p>
        </text:list-item>
      </text:list>
      <text:p text:style-name="P45"><text:span text:style-name="T398">4.ODD AND EVEN PARTS OF A SIGNAL</text:span><text:span text:style-name="T399"/></text:p>
      <text:list text:style-name="L46">
        <text:list-item>
          <text:p text:style-name="P46"><text:span text:style-name="T400">n=input(</text:span><text:span text:style-name="T401">'c='</text:span><text:span text:style-name="T402">);</text:span><text:span text:style-name="T403"/></text:p>
        </text:list-item>
        <text:list-item>
          <text:p text:style-name="P46"><text:span text:style-name="T404">t=-n:.1:n;</text:span><text:span text:style-name="T405"/></text:p>
        </text:list-item>
        <text:list-item>
          <text:p text:style-name="P46"><text:span text:style-name="T406">a=input(</text:span><text:span text:style-name="T407">'enter the signal'</text:span><text:span text:style-name="T408">)</text:span><text:span text:style-name="T409"/></text:p>
        </text:list-item>
        <text:list-item>
          <text:p text:style-name="P46"><text:span text:style-name="T410">xlabel(</text:span><text:span text:style-name="T411">'time'</text:span><text:span text:style-name="T412">);</text:span><text:span text:style-name="T413"/></text:p>
        </text:list-item>
        <text:list-item>
          <text:p text:style-name="P46"><text:span text:style-name="T414">ylabel(</text:span><text:span text:style-name="T415">'amplitude'</text:span><text:span text:style-name="T416">);</text:span><text:span text:style-name="T417"/></text:p>
        </text:list-item>
        <text:list-item>
          <text:p text:style-name="P46"><text:span text:style-name="T418">title(</text:span><text:span text:style-name="T419">'orginal signal'</text:span><text:span text:style-name="T420">);</text:span><text:span text:style-name="T421"/></text:p>
        </text:list-item>
        <text:list-item>
          <text:p text:style-name="P46"><text:span text:style-name="T422">subplot(3,1,1);</text:span><text:span text:style-name="T423"/></text:p>
        </text:list-item>
        <text:list-item>
          <text:p text:style-name="P46"><text:span text:style-name="T424">stem(t,a);</text:span><text:span text:style-name="T425"/></text:p>
        </text:list-item>
        <text:list-item>
          <text:p text:style-name="P46"><text:span text:style-name="T426">b=fliplr(a);</text:span><text:span text:style-name="T427"/></text:p>
        </text:list-item>
        <text:list-item>
          <text:p text:style-name="P46"><text:span text:style-name="T428">d=(a+b)*.5;</text:span><text:span text:style-name="T429"/></text:p>
        </text:list-item>
        <text:list-item>
          <text:p text:style-name="P46"><text:span text:style-name="T430">xlabel(</text:span><text:span text:style-name="T431">'time'</text:span><text:span text:style-name="T432">);</text:span><text:span text:style-name="T433"/></text:p>
        </text:list-item>
        <text:list-item>
          <text:p text:style-name="P46"><text:span text:style-name="T434">ylabel(</text:span><text:span text:style-name="T435">'ampltude'</text:span><text:span text:style-name="T436">);</text:span><text:span text:style-name="T437"/></text:p>
        </text:list-item>
        <text:list-item>
          <text:p text:style-name="P46"><text:span text:style-name="T438">title(</text:span><text:span text:style-name="T439">'even signal'</text:span><text:span text:style-name="T440">);</text:span><text:span text:style-name="T441"/></text:p>
        </text:list-item>
        <text:list-item>
          <text:p text:style-name="P46"><text:span text:style-name="T442"><text:s/></text:span><text:span text:style-name="T443"/></text:p>
        </text:list-item>
        <text:list-item>
          <text:p text:style-name="P46"><text:span text:style-name="T444">subplot(3,1,2);</text:span><text:span text:style-name="T445"/></text:p>
        </text:list-item>
        <text:list-item>
          <text:p text:style-name="P46"><text:span text:style-name="T446">stem(t,d);</text:span><text:span text:style-name="T447"/></text:p>
        </text:list-item>
        <text:list-item>
          <text:p text:style-name="P46"><text:span text:style-name="T448">e=(a-b)*.5;</text:span><text:span text:style-name="T449"/></text:p>
        </text:list-item>
        <text:list-item>
          <text:p text:style-name="P46"><text:span text:style-name="T450">xlabel(</text:span><text:span text:style-name="T451">'time'</text:span><text:span text:style-name="T452">);</text:span><text:span text:style-name="T453"/></text:p>
        </text:list-item>
        <text:list-item>
          <text:p text:style-name="P46"><text:span text:style-name="T454">ylabel(</text:span><text:span text:style-name="T455">'amplitude'</text:span><text:span text:style-name="T456">);</text:span><text:span text:style-name="T457"/></text:p>
        </text:list-item>
        <text:list-item>
          <text:p text:style-name="P46"><text:span text:style-name="T458">title(</text:span><text:span text:style-name="T459">'odd signal'</text:span><text:span text:style-name="T460">);</text:span><text:span text:style-name="T461"/></text:p>
        </text:list-item>
        <text:list-item>
          <text:p text:style-name="P46"><text:span text:style-name="T462"><text:s/></text:span><text:span text:style-name="T463"/></text:p>
        </text:list-item>
        <text:list-item>
          <text:p text:style-name="P46"><text:span text:style-name="T464">subplot(3,1,3);</text:span><text:span text:style-name="T465"/></text:p>
        </text:list-item>
        <text:list-item>
          <text:p text:style-name="P46"><text:span text:style-name="T466">stem(t,e);</text:span><text:span text:style-name="T467"/></text:p>
        </text:list-item>
        <text:list-item>
          <text:p text:style-name="P47"><text:span text:style-name="T468"/></text:p>
        </text:list-item>
        <text:list-item>
          <text:p text:style-name="P47"><text:span text:style-name="T468">c=5</text:span></text:p>
        </text:list-item>
        <text:list-item>
          <text:p text:style-name="P47"><text:span text:style-name="T468">enter signalsin(t)</text:span></text:p>
        </text:list-item>
        <text:list-item>
          <text:p text:style-name="P47"><draw:frame text:anchor-type="as-char" svg:width="140.83mm" svg:height="105.62mm" style:rel-width="scale" style:rel-height="scale"><draw:object-ole xlink:href="OleObj13"/><draw:image xlink:href="ObjectReplacements/OleObj13"/></draw:frame><text:span text:style-name="T470"/></text:p>
        </text:list-item>
      </text:list>
      <text:p text:style-name="P48"><text:span text:style-name="T470"/></text:p>
      <text:p text:style-name="P48"><text:span text:style-name="T470"/></text:p>
      <text:p text:style-name="P48"><text:span text:style-name="T471">5.ORTHOGNALITY OF TWO SIGNALS</text:span><text:span text:style-name="T472"/></text:p>
      <text:p text:style-name="P49"><text:span text:style-name="T473">claer<text:s/></text:span><text:span text:style-name="T474">all</text:span><text:span text:style-name="T475">;</text:span><text:span text:style-name="T476"/></text:p>
      <text:p text:style-name="P49"><text:span text:style-name="T477">syms<text:s/></text:span><text:span text:style-name="T478">t</text:span><text:span text:style-name="T479"/></text:p>
      <text:p text:style-name="P49"><text:span text:style-name="T480">a=input(</text:span><text:span text:style-name="T481">'ist signal'</text:span><text:span text:style-name="T482">);</text:span><text:span text:style-name="T483"/></text:p>
      <text:p text:style-name="P49"><text:span text:style-name="T484">b=input(</text:span><text:span text:style-name="T485">'2nd='</text:span><text:span text:style-name="T486">);</text:span><text:span text:style-name="T487"/></text:p>
      <text:p text:style-name="P49"><text:span text:style-name="T488">t1=input(</text:span><text:span text:style-name="T489">'tmin='</text:span><text:span text:style-name="T490">);</text:span><text:span text:style-name="T491"/></text:p>
      <text:p text:style-name="P49"><text:span text:style-name="T492">t2=input(</text:span><text:span text:style-name="T493">'tmax='</text:span><text:span text:style-name="T494">);</text:span><text:span text:style-name="T495"/></text:p>
      <text:p text:style-name="P49"><text:span text:style-name="T496">x1=int(a*b,t1,t2);</text:span><text:span text:style-name="T497"/></text:p>
      <text:p text:style-name="P49"><text:span text:style-name="T498">if</text:span><text:span text:style-name="T499">(x1==0)</text:span><text:span text:style-name="T500"/></text:p>
      <text:p text:style-name="P49"><text:span text:style-name="T501"><text:s text:c="4"/>disp(</text:span><text:span text:style-name="T502">'orthogonal'</text:span><text:span text:style-name="T503">);</text:span><text:span text:style-name="T504"/></text:p>
      <text:p text:style-name="P49"><text:span text:style-name="T505">else</text:span><text:span text:style-name="T506"><text:s/></text:span><text:span text:style-name="T507"/></text:p>
      <text:p text:style-name="P49"><text:span text:style-name="T508"><text:s text:c="4"/>disp(</text:span><text:span text:style-name="T509">'not orthogonal'</text:span><text:span text:style-name="T510">);</text:span><text:span text:style-name="T511"/></text:p>
      <text:p text:style-name="P49"><text:span text:style-name="T512">end</text:span><text:span text:style-name="T513">;</text:span><text:span text:style-name="T514"/></text:p>
      <text:p text:style-name="P49"><text:span text:style-name="T514"/></text:p>
      <text:p text:style-name="P50"><text:span text:style-name="T515"/></text:p>
      <text:p text:style-name="P50"><text:span text:style-name="T515">1st signalsin(2*pi*t)</text:span></text:p>
      <text:p text:style-name="P50"><text:span text:style-name="T515">2nd=cos(3*pi*t/2)</text:span><text:span text:style-name="T516"/></text:p>
      <text:p text:style-name="P50"><text:span text:style-name="T517">tmin=0</text:span></text:p>
      <text:p text:style-name="P50"><text:span text:style-name="T517">tmax=3</text:span></text:p>
      <text:p text:style-name="P50"><text:span text:style-name="T517">non orthogonal</text:span></text:p>
      <text:p text:style-name="P50"><text:span text:style-name="T517"/></text:p>
      <text:p text:style-name="P50"><text:span text:style-name="T518">6.SHIFTING OF GENERAL SIGNALS</text:span><text:span text:style-name="T519"/></text:p>
      <text:list text:style-name="L51">
        <text:list-item>
          <text:p text:style-name="P51"><text:span text:style-name="T519"/></text:p>
        </text:list-item>
      </text:list>
      <text:p text:style-name="P52"><text:span text:style-name="T520">clear<text:s/></text:span><text:span text:style-name="T521">all</text:span><text:span text:style-name="T522">;</text:span><text:span text:style-name="T523"/></text:p>
      <text:p text:style-name="P52"><text:span text:style-name="T524">n1=input(</text:span><text:span text:style-name="T525">'min='</text:span><text:span text:style-name="T526">);</text:span><text:span text:style-name="T527"/></text:p>
      <text:p text:style-name="P52"><text:span text:style-name="T528">n2=input(</text:span><text:span text:style-name="T529">'max='</text:span><text:span text:style-name="T530">);</text:span><text:span text:style-name="T531"/></text:p>
      <text:p text:style-name="P52"><text:span text:style-name="T532">for</text:span><text:span text:style-name="T533"><text:s/>i=1:2</text:span><text:span text:style-name="T534"/></text:p>
      <text:p text:style-name="P52"><text:span text:style-name="T535">n=input(</text:span><text:span text:style-name="T536">'for orginal n=0,if shifted n='</text:span><text:span text:style-name="T537">);</text:span><text:span text:style-name="T538"/></text:p>
      <text:p text:style-name="P52"><text:span text:style-name="T539">if</text:span><text:span text:style-name="T540"><text:s/>n==0;</text:span><text:span text:style-name="T541"/></text:p>
      <text:p text:style-name="P52"><text:span text:style-name="T542">t1=n1+n:.001:n2+n;</text:span><text:span text:style-name="T543"/></text:p>
      <text:p text:style-name="P52"><text:span text:style-name="T544">x=input(</text:span><text:span text:style-name="T545">'signal='</text:span><text:span text:style-name="T546">);</text:span><text:span text:style-name="T547"/></text:p>
      <text:p text:style-name="P52"><text:span text:style-name="T548">a=x;</text:span><text:span text:style-name="T549"/></text:p>
      <text:p text:style-name="P52"><text:span text:style-name="T550">b=t1;</text:span><text:span text:style-name="T551"/></text:p>
      <text:p text:style-name="P52"><text:span text:style-name="T552">else</text:span><text:span text:style-name="T553"/></text:p>
      <text:p text:style-name="P52"><text:span text:style-name="T554"><text:s/>t2=n1+n:.001:n2+n;</text:span><text:span text:style-name="T555"/></text:p>
      <text:p text:style-name="P52"><text:span text:style-name="T556"><text:s/>t1=t2;</text:span><text:span text:style-name="T557"/></text:p>
      <text:p text:style-name="P52"><text:span text:style-name="T558">y=x;</text:span><text:span text:style-name="T559"/></text:p>
      <text:p text:style-name="P52"><text:span text:style-name="T560">end</text:span><text:span text:style-name="T561">;</text:span><text:span text:style-name="T562"/></text:p>
      <text:p text:style-name="P52"><text:span text:style-name="T563">end</text:span><text:span text:style-name="T564">;</text:span><text:span text:style-name="T565"/></text:p>
      <text:p text:style-name="P52"><text:span text:style-name="T566">subplot(2,1,1);</text:span><text:span text:style-name="T567"/></text:p>
      <text:p text:style-name="P52"><text:span text:style-name="T568">plot(b,a);</text:span><text:span text:style-name="T569"/></text:p>
      <text:p text:style-name="P52"><text:span text:style-name="T570">xlabel(</text:span><text:span text:style-name="T571">'time'</text:span><text:span text:style-name="T572">);</text:span><text:span text:style-name="T573"/></text:p>
      <text:p text:style-name="P52"><text:span text:style-name="T574">ylabel(</text:span><text:span text:style-name="T575">'amplitude'</text:span><text:span text:style-name="T576">);</text:span><text:span text:style-name="T577"/></text:p>
      <text:p text:style-name="P52"><text:span text:style-name="T578">title(</text:span><text:span text:style-name="T579">'MAIN SIGNAL'</text:span><text:span text:style-name="T580">);</text:span><text:span text:style-name="T581"/></text:p>
      <text:p text:style-name="P52"><text:span text:style-name="T582">subplot(2,1,2);</text:span><text:span text:style-name="T583"/></text:p>
      <text:p text:style-name="P52"><text:span text:style-name="T584">plot(t2,y);</text:span><text:span text:style-name="T585"/></text:p>
      <text:p text:style-name="P52"><text:span text:style-name="T586">xlabel(</text:span><text:span text:style-name="T587">'time'</text:span><text:span text:style-name="T588">);</text:span><text:span text:style-name="T589"/></text:p>
      <text:p text:style-name="P52"><text:span text:style-name="T590">ylabel(</text:span><text:span text:style-name="T591">'amplitude'</text:span><text:span text:style-name="T592">);</text:span><text:span text:style-name="T593"/></text:p>
      <text:p text:style-name="P52"><text:span text:style-name="T594">title(</text:span><text:span text:style-name="T595">'SHIFTED SIGNAL'</text:span><text:span text:style-name="T596">);</text:span><text:span text:style-name="T597"/></text:p>
      <text:p text:style-name="P52"><text:span text:style-name="T597"/></text:p>
      <text:p text:style-name="P53"><draw:frame text:anchor-type="as-char" svg:width="148.17mm" svg:height="111.13mm" style:rel-width="scale" style:rel-height="scale"><draw:object-ole xlink:href="OleObj14"/><draw:image xlink:href="ObjectReplacements/OleObj14"/></draw:frame><text:span text:style-name="T599"/></text:p>
      <text:p text:style-name="P53"><text:span text:style-name="T599"/></text:p>
      <text:p text:style-name="P53"><text:span text:style-name="T599"/></text:p>
      <text:list text:style-name="L54">
        <text:list-item>
          <text:p text:style-name="P54"><text:span text:style-name="T600"/></text:p>
        </text:list-item>
      </text:list>
      <text:p text:style-name="P55"><text:span text:style-name="T601"/></text:p>
      <text:p text:style-name="P56"><text:span text:style-name="T602">clear<text:s/></text:span><text:span text:style-name="T603">all</text:span><text:span text:style-name="T604">;</text:span><text:span text:style-name="T605"/></text:p>
      <text:p text:style-name="P56"><text:span text:style-name="T606">n1=input(</text:span><text:span text:style-name="T607">'min='</text:span><text:span text:style-name="T608">);</text:span><text:span text:style-name="T609"/></text:p>
      <text:p text:style-name="P56"><text:span text:style-name="T610">n2=input(</text:span><text:span text:style-name="T611">'max='</text:span><text:span text:style-name="T612">);</text:span><text:span text:style-name="T613"/></text:p>
      <text:p text:style-name="P56"><text:span text:style-name="T614">for</text:span><text:span text:style-name="T615"><text:s/>i=1:2</text:span><text:span text:style-name="T616"/></text:p>
      <text:p text:style-name="P56"><text:span text:style-name="T617">n=input(</text:span><text:span text:style-name="T618">'for orginal n=0,if shifted n='</text:span><text:span text:style-name="T619">);</text:span><text:span text:style-name="T620"/></text:p>
      <text:p text:style-name="P56"><text:span text:style-name="T621">if</text:span><text:span text:style-name="T622"><text:s/>n==0;</text:span><text:span text:style-name="T623"/></text:p>
      <text:p text:style-name="P56"><text:span text:style-name="T624">t1=n1+n:.001:n2+n;</text:span><text:span text:style-name="T625"/></text:p>
      <text:p text:style-name="P56"><text:span text:style-name="T626">x=input(</text:span><text:span text:style-name="T627">'signal='</text:span><text:span text:style-name="T628">);</text:span><text:span text:style-name="T629"/></text:p>
      <text:p text:style-name="P56"><text:span text:style-name="T630">a=x;</text:span><text:span text:style-name="T631"/></text:p>
      <text:p text:style-name="P56"><text:span text:style-name="T632">b=t1;</text:span><text:span text:style-name="T633"/></text:p>
      <text:p text:style-name="P56"><text:span text:style-name="T634">else</text:span><text:span text:style-name="T635"/></text:p>
      <text:p text:style-name="P56"><text:span text:style-name="T636"><text:s/>t2=n1+n:.001:n2+n;</text:span><text:span text:style-name="T637"/></text:p>
      <text:p text:style-name="P56"><text:span text:style-name="T638"><text:s/>t1=t2;</text:span><text:span text:style-name="T639"/></text:p>
      <text:p text:style-name="P56"><text:span text:style-name="T640">y=x;</text:span><text:span text:style-name="T641"/></text:p>
      <text:p text:style-name="P56"><text:span text:style-name="T642">end</text:span><text:span text:style-name="T643">;</text:span><text:span text:style-name="T644"/></text:p>
      <text:p text:style-name="P56"><text:span text:style-name="T645">end</text:span><text:span text:style-name="T646">;</text:span><text:span text:style-name="T647"/></text:p>
      <text:p text:style-name="P56"><text:span text:style-name="T648">subplot(2,1,1);</text:span><text:span text:style-name="T649"/></text:p>
      <text:p text:style-name="P56"><text:span text:style-name="T650">plot(b,a);</text:span><text:span text:style-name="T651"/></text:p>
      <text:p text:style-name="P56"><text:span text:style-name="T652">xlabel(</text:span><text:span text:style-name="T653">'time'</text:span><text:span text:style-name="T654">);</text:span><text:span text:style-name="T655"/></text:p>
      <text:p text:style-name="P56"><text:span text:style-name="T656">ylabel(</text:span><text:span text:style-name="T657">'amplitude'</text:span><text:span text:style-name="T658">);</text:span><text:span text:style-name="T659"/></text:p>
      <text:p text:style-name="P56"><text:span text:style-name="T660">title(</text:span><text:span text:style-name="T661">'MAIN SIGNAL'</text:span><text:span text:style-name="T662">);</text:span><text:span text:style-name="T663"/></text:p>
      <text:p text:style-name="P56"><text:span text:style-name="T664">subplot(2,1,2);</text:span><text:span text:style-name="T665"/></text:p>
      <text:p text:style-name="P56"><text:span text:style-name="T666">plot(t2,y);</text:span><text:span text:style-name="T667"/></text:p>
      <text:p text:style-name="P56"><text:span text:style-name="T668">xlabel(</text:span><text:span text:style-name="T669">'time'</text:span><text:span text:style-name="T670">);</text:span><text:span text:style-name="T671"/></text:p>
      <text:p text:style-name="P56"><text:span text:style-name="T672">ylabel(</text:span><text:span text:style-name="T673">'amplitude'</text:span><text:span text:style-name="T674">);</text:span><text:span text:style-name="T675"/></text:p>
      <text:p text:style-name="P56"><text:span text:style-name="T676">title(</text:span><text:span text:style-name="T677">'SHIFTED SIGNAL'</text:span><text:span text:style-name="T678">);</text:span><text:span text:style-name="T679"/></text:p>
      <text:p text:style-name="P56"><text:span text:style-name="T679"/></text:p>
      <text:p text:style-name="P57"><text:span text:style-name="T679"/></text:p>
      <text:p text:style-name="P57"><text:span text:style-name="T679">min=0</text:span></text:p>
      <text:p text:style-name="P57"><text:span text:style-name="T679">max=10</text:span></text:p>
      <text:p text:style-name="P57"><text:span text:style-name="T679">for orginal n=0,if shifted n=0</text:span></text:p>
      <text:p text:style-name="P57"><text:span text:style-name="T679">signal=(t1/2.5).*(t1&lt;2.5)+((5-t1)/2.5).*(t1&gt;=2.5&amp;t1&lt;5)+((5-t1)/2.5).*(t1&gt;=5&amp;t1&lt;7.5)+((t1-10)/2.5).*(t1&gt;=7.5&amp;t1&lt;=10)</text:span></text:p>
      <text:p text:style-name="P57"><text:span text:style-name="T679">for orginal n=0,if shifted n=10</text:span></text:p>
      <text:p text:style-name="P58"><text:span text:style-name="T680"/></text:p>
      <text:p text:style-name="P58"><draw:frame text:anchor-type="as-char" svg:width="148.17mm" svg:height="111.13mm" style:rel-width="scale" style:rel-height="scale"><draw:object-ole xlink:href="OleObj15"/><draw:image xlink:href="ObjectReplacements/OleObj15"/></draw:frame><text:span text:style-name="T682"/></text:p>
      <text:p text:style-name="P58"><text:span text:style-name="T682"/></text:p>
      <text:list text:style-name="L59">
        <text:list-item>
          <text:p text:style-name="P59"><text:span text:style-name="T682"/></text:p>
        </text:list-item>
      </text:list>
      <text:p text:style-name="P60"><text:span text:style-name="T683">clear<text:s/></text:span><text:span text:style-name="T684">all</text:span><text:span text:style-name="T685">;</text:span><text:span text:style-name="T686"/></text:p>
      <text:p text:style-name="P60"><text:span text:style-name="T687">n1=input(</text:span><text:span text:style-name="T688">'min='</text:span><text:span text:style-name="T689">);</text:span><text:span text:style-name="T690"/></text:p>
      <text:p text:style-name="P60"><text:span text:style-name="T691">n2=input(</text:span><text:span text:style-name="T692">'max='</text:span><text:span text:style-name="T693">);</text:span><text:span text:style-name="T694"/></text:p>
      <text:p text:style-name="P60"><text:span text:style-name="T695">for</text:span><text:span text:style-name="T696"><text:s/>i=1:2</text:span><text:span text:style-name="T697"/></text:p>
      <text:p text:style-name="P60"><text:span text:style-name="T698">n=input(</text:span><text:span text:style-name="T699">'for orginal n=0,if shifted n='</text:span><text:span text:style-name="T700">);</text:span><text:span text:style-name="T701"/></text:p>
      <text:p text:style-name="P60"><text:span text:style-name="T702">if</text:span><text:span text:style-name="T703"><text:s/>n==0;</text:span><text:span text:style-name="T704"/></text:p>
      <text:p text:style-name="P60"><text:span text:style-name="T705">t1=n1+n:.001:n2+n;</text:span><text:span text:style-name="T706"/></text:p>
      <text:p text:style-name="P60"><text:span text:style-name="T707">x=input(</text:span><text:span text:style-name="T708">'signal='</text:span><text:span text:style-name="T709">);</text:span><text:span text:style-name="T710"/></text:p>
      <text:p text:style-name="P60"><text:span text:style-name="T711">a=x;</text:span><text:span text:style-name="T712"/></text:p>
      <text:p text:style-name="P60"><text:span text:style-name="T713">b=t1;</text:span><text:span text:style-name="T714"/></text:p>
      <text:p text:style-name="P60"><text:span text:style-name="T715">else</text:span><text:span text:style-name="T716"/></text:p>
      <text:p text:style-name="P60"><text:span text:style-name="T717"><text:s/>t2=n1+n:.001:n2+n;</text:span><text:span text:style-name="T718"/></text:p>
      <text:p text:style-name="P60"><text:span text:style-name="T719"><text:s/>t1=t2;</text:span><text:span text:style-name="T720"/></text:p>
      <text:p text:style-name="P60"><text:span text:style-name="T721">y=x;</text:span><text:span text:style-name="T722"/></text:p>
      <text:p text:style-name="P60"><text:span text:style-name="T723">end</text:span><text:span text:style-name="T724">;</text:span><text:span text:style-name="T725"/></text:p>
      <text:p text:style-name="P60"><text:span text:style-name="T726">end</text:span><text:span text:style-name="T727">;</text:span><text:span text:style-name="T728"/></text:p>
      <text:p text:style-name="P60"><text:span text:style-name="T729">subplot(2,1,1);</text:span><text:span text:style-name="T730"/></text:p>
      <text:p text:style-name="P60"><text:span text:style-name="T731">plot(b,a);</text:span><text:span text:style-name="T732"/></text:p>
      <text:p text:style-name="P60"><text:span text:style-name="T733">xlabel(</text:span><text:span text:style-name="T734">'time'</text:span><text:span text:style-name="T735">);</text:span><text:span text:style-name="T736"/></text:p>
      <text:p text:style-name="P60"><text:span text:style-name="T737">ylabel(</text:span><text:span text:style-name="T738">'amplitude'</text:span><text:span text:style-name="T739">);</text:span><text:span text:style-name="T740"/></text:p>
      <text:p text:style-name="P60"><text:span text:style-name="T741">title(</text:span><text:span text:style-name="T742">'MAIN SIGNAL'</text:span><text:span text:style-name="T743">);</text:span><text:span text:style-name="T744"/></text:p>
      <text:p text:style-name="P60"><text:span text:style-name="T745">subplot(2,1,2);</text:span><text:span text:style-name="T746"/></text:p>
      <text:p text:style-name="P60"><text:span text:style-name="T747">plot(t2,y);</text:span><text:span text:style-name="T748"/></text:p>
      <text:p text:style-name="P60"><text:span text:style-name="T749">xlabel(</text:span><text:span text:style-name="T750">'time'</text:span><text:span text:style-name="T751">);</text:span><text:span text:style-name="T752"/></text:p>
      <text:p text:style-name="P60"><text:span text:style-name="T753">ylabel(</text:span><text:span text:style-name="T754">'amplitude'</text:span><text:span text:style-name="T755">);</text:span><text:span text:style-name="T756"/></text:p>
      <text:p text:style-name="P60"><text:span text:style-name="T757">title(</text:span><text:span text:style-name="T758">'SHIFTED SIGNAL'</text:span><text:span text:style-name="T759">);</text:span></text:p>
      <text:p text:style-name="P60"><text:span text:style-name="T760"/></text:p>
      <text:p text:style-name="P60"><text:span text:style-name="T760"/></text:p>
      <text:p text:style-name="P61"><draw:frame text:anchor-type="as-char" svg:width="148.17mm" svg:height="111.13mm" style:rel-width="scale" style:rel-height="scale"><draw:object-ole xlink:href="OleObj16"/><draw:image xlink:href="ObjectReplacements/OleObj16"/></draw:frame><text:span text:style-name="T762"/></text:p>
      <text:p text:style-name="P61"><text:span text:style-name="T762"/></text:p>
      <text:p text:style-name="P61"><text:span text:style-name="T762"/></text:p>
      <text:list text:style-name="L62">
        <text:list-item>
          <text:p text:style-name="P62"><text:span text:style-name="T762"/></text:p>
        </text:list-item>
      </text:list>
      <text:p text:style-name="P63"><text:span text:style-name="T763">clear<text:s/></text:span><text:span text:style-name="T764">all</text:span><text:span text:style-name="T765">;</text:span><text:span text:style-name="T766"/></text:p>
      <text:p text:style-name="P63"><text:span text:style-name="T767">n1=input(</text:span><text:span text:style-name="T768">'min='</text:span><text:span text:style-name="T769">);</text:span><text:span text:style-name="T770"/></text:p>
      <text:p text:style-name="P63"><text:span text:style-name="T771">n2=input(</text:span><text:span text:style-name="T772">'max='</text:span><text:span text:style-name="T773">);</text:span><text:span text:style-name="T774"/></text:p>
      <text:p text:style-name="P63"><text:span text:style-name="T775">for</text:span><text:span text:style-name="T776"><text:s/>i=1:2</text:span><text:span text:style-name="T777"/></text:p>
      <text:p text:style-name="P63"><text:span text:style-name="T778">n=input(</text:span><text:span text:style-name="T779">'for orginal n=0,if shifted n='</text:span><text:span text:style-name="T780">);</text:span><text:span text:style-name="T781"/></text:p>
      <text:p text:style-name="P63"><text:span text:style-name="T782">if</text:span><text:span text:style-name="T783"><text:s/>n==0;</text:span><text:span text:style-name="T784"/></text:p>
      <text:p text:style-name="P63"><text:span text:style-name="T785">t1=n1+n:.001:n2+n;</text:span><text:span text:style-name="T786"/></text:p>
      <text:p text:style-name="P63"><text:span text:style-name="T787">x=input(</text:span><text:span text:style-name="T788">'signal='</text:span><text:span text:style-name="T789">);</text:span><text:span text:style-name="T790"/></text:p>
      <text:p text:style-name="P63"><text:span text:style-name="T791">a=x;</text:span><text:span text:style-name="T792"/></text:p>
      <text:p text:style-name="P63"><text:span text:style-name="T793">b=t1;</text:span><text:span text:style-name="T794"/></text:p>
      <text:p text:style-name="P63"><text:span text:style-name="T795">else</text:span><text:span text:style-name="T796"/></text:p>
      <text:p text:style-name="P63"><text:span text:style-name="T797"><text:s/>t2=n1+n:.001:n2+n;</text:span><text:span text:style-name="T798"/></text:p>
      <text:p text:style-name="P63"><text:span text:style-name="T799"><text:s/>t1=t2;</text:span><text:span text:style-name="T800"/></text:p>
      <text:p text:style-name="P63"><text:span text:style-name="T801">y=x;</text:span><text:span text:style-name="T802"/></text:p>
      <text:p text:style-name="P63"><text:span text:style-name="T803">end</text:span><text:span text:style-name="T804">;</text:span><text:span text:style-name="T805"/></text:p>
      <text:p text:style-name="P63"><text:span text:style-name="T806">end</text:span><text:span text:style-name="T807">;</text:span><text:span text:style-name="T808"/></text:p>
      <text:p text:style-name="P63"><text:span text:style-name="T809">subplot(2,1,1);</text:span><text:span text:style-name="T810"/></text:p>
      <text:p text:style-name="P63"><text:span text:style-name="T811">plot(b,a);</text:span><text:span text:style-name="T812"/></text:p>
      <text:p text:style-name="P63"><text:span text:style-name="T813">xlabel(</text:span><text:span text:style-name="T814">'time'</text:span><text:span text:style-name="T815">);</text:span><text:span text:style-name="T816"/></text:p>
      <text:p text:style-name="P63"><text:span text:style-name="T817">ylabel(</text:span><text:span text:style-name="T818">'amplitude'</text:span><text:span text:style-name="T819">);</text:span><text:span text:style-name="T820"/></text:p>
      <text:p text:style-name="P63"><text:span text:style-name="T821">title(</text:span><text:span text:style-name="T822">'MAIN SIGNAL'</text:span><text:span text:style-name="T823">);</text:span><text:span text:style-name="T824"/></text:p>
      <text:p text:style-name="P63"><text:span text:style-name="T825">subplot(2,1,2);</text:span><text:span text:style-name="T826"/></text:p>
      <text:p text:style-name="P63"><text:span text:style-name="T827">plot(t2,y);</text:span><text:span text:style-name="T828"/></text:p>
      <text:p text:style-name="P63"><text:span text:style-name="T829">xlabel(</text:span><text:span text:style-name="T830">'time'</text:span><text:span text:style-name="T831">);</text:span><text:span text:style-name="T832"/></text:p>
      <text:p text:style-name="P63"><text:span text:style-name="T833">ylabel(</text:span><text:span text:style-name="T834">'amplitude'</text:span><text:span text:style-name="T835">);</text:span><text:span text:style-name="T836"/></text:p>
      <text:p text:style-name="P63"><text:span text:style-name="T837">title(</text:span><text:span text:style-name="T838">'SHIFTED SIGNAL'</text:span><text:span text:style-name="T839">);</text:span><text:span text:style-name="T840"/></text:p>
      <text:p text:style-name="P64"><text:span text:style-name="T841"/></text:p>
      <text:p text:style-name="P64"><text:span text:style-name="T842">min=0</text:span></text:p>
      <text:p text:style-name="P64"><text:span text:style-name="T842">max=8</text:span></text:p>
      <text:p text:style-name="P64"><text:span text:style-name="T842">for orginal n=0,if shifted n=0</text:span></text:p>
      <text:p text:style-name="P64"><text:span text:style-name="T842">signal=t1.*(t1&lt;2+n)+2.*(t1&gt;=2+n&amp;t1&lt;4+n)+(t1-2).*(t1&gt;=4+n&amp;t1&lt;6+n)-5.*(t1&gt;=6+n&amp;t1&lt;8+n)</text:span></text:p>
      <text:p text:style-name="P64"><text:span text:style-name="T842">for orginal n=0,if shifted n=10</text:span></text:p>
      <text:p text:style-name="P64"><text:span text:style-name="T842"/></text:p>
      <text:p text:style-name="P64"><draw:frame text:anchor-type="as-char" svg:width="148.17mm" svg:height="111.13mm" style:rel-width="scale" style:rel-height="scale"><draw:object-ole xlink:href="OleObj17"/><draw:image xlink:href="ObjectReplacements/OleObj17"/></draw:frame><text:span text:style-name="T844"/></text:p>
      <text:p text:style-name="P64"><text:span text:style-name="T844"/></text:p>
      <text:list text:style-name="L65">
        <text:list-item>
          <text:p text:style-name="P65"><text:span text:style-name="T844"/></text:p>
        </text:list-item>
      </text:list>
      <text:p text:style-name="P66"><text:span text:style-name="T845">clear<text:s/></text:span><text:span text:style-name="T846">all</text:span><text:span text:style-name="T847">;</text:span><text:span text:style-name="T848"/></text:p>
      <text:p text:style-name="P66"><text:span text:style-name="T849">n1=input(</text:span><text:span text:style-name="T850">'min='</text:span><text:span text:style-name="T851">);</text:span><text:span text:style-name="T852"/></text:p>
      <text:p text:style-name="P66"><text:span text:style-name="T853">n2=input(</text:span><text:span text:style-name="T854">'max='</text:span><text:span text:style-name="T855">);</text:span><text:span text:style-name="T856"/></text:p>
      <text:p text:style-name="P66"><text:span text:style-name="T857">for</text:span><text:span text:style-name="T858"><text:s/>i=1:2</text:span><text:span text:style-name="T859"/></text:p>
      <text:p text:style-name="P66"><text:span text:style-name="T860">n=input(</text:span><text:span text:style-name="T861">'for orginal n=0,if shifted n='</text:span><text:span text:style-name="T862">);</text:span><text:span text:style-name="T863"/></text:p>
      <text:p text:style-name="P66"><text:span text:style-name="T864">if</text:span><text:span text:style-name="T865"><text:s/>n==0;</text:span><text:span text:style-name="T866"/></text:p>
      <text:p text:style-name="P66"><text:span text:style-name="T867">t1=n1+n:.001:n2+n;</text:span><text:span text:style-name="T868"/></text:p>
      <text:p text:style-name="P66"><text:span text:style-name="T869">x=input(</text:span><text:span text:style-name="T870">'signal='</text:span><text:span text:style-name="T871">);</text:span><text:span text:style-name="T872"/></text:p>
      <text:p text:style-name="P66"><text:span text:style-name="T873">a=x;</text:span><text:span text:style-name="T874"/></text:p>
      <text:p text:style-name="P66"><text:span text:style-name="T875">b=t1;</text:span><text:span text:style-name="T876"/></text:p>
      <text:p text:style-name="P66"><text:span text:style-name="T877">else</text:span><text:span text:style-name="T878"/></text:p>
      <text:p text:style-name="P66"><text:span text:style-name="T879"><text:s/>t2=n1+n:.001:n2+n;</text:span><text:span text:style-name="T880"/></text:p>
      <text:p text:style-name="P66"><text:span text:style-name="T881"><text:s/>t1=t2;</text:span><text:span text:style-name="T882"/></text:p>
      <text:p text:style-name="P66"><text:span text:style-name="T883">y=x;</text:span><text:span text:style-name="T884"/></text:p>
      <text:p text:style-name="P66"><text:span text:style-name="T885">end</text:span><text:span text:style-name="T886">;</text:span><text:span text:style-name="T887"/></text:p>
      <text:p text:style-name="P66"><text:span text:style-name="T888">end</text:span><text:span text:style-name="T889">;</text:span><text:span text:style-name="T890"/></text:p>
      <text:p text:style-name="P66"><text:span text:style-name="T891">subplot(2,1,1);</text:span><text:span text:style-name="T892"/></text:p>
      <text:p text:style-name="P66"><text:span text:style-name="T893">plot(b,a);</text:span><text:span text:style-name="T894"/></text:p>
      <text:p text:style-name="P66"><text:span text:style-name="T895">xlabel(</text:span><text:span text:style-name="T896">'time'</text:span><text:span text:style-name="T897">);</text:span><text:span text:style-name="T898"/></text:p>
      <text:p text:style-name="P66"><text:span text:style-name="T899">ylabel(</text:span><text:span text:style-name="T900">'amplitude'</text:span><text:span text:style-name="T901">);</text:span><text:span text:style-name="T902"/></text:p>
      <text:p text:style-name="P66"><text:span text:style-name="T903">title(</text:span><text:span text:style-name="T904">'MAIN SIGNAL'</text:span><text:span text:style-name="T905">);</text:span><text:span text:style-name="T906"/></text:p>
      <text:p text:style-name="P66"><text:span text:style-name="T907">subplot(2,1,2);</text:span><text:span text:style-name="T908"/></text:p>
      <text:p text:style-name="P66"><text:span text:style-name="T909">plot(t2,y);</text:span><text:span text:style-name="T910"/></text:p>
      <text:p text:style-name="P66"><text:span text:style-name="T911">xlabel(</text:span><text:span text:style-name="T912">'time'</text:span><text:span text:style-name="T913">);</text:span><text:span text:style-name="T914"/></text:p>
      <text:p text:style-name="P66"><text:span text:style-name="T915">ylabel(</text:span><text:span text:style-name="T916">'amplitude'</text:span><text:span text:style-name="T917">);</text:span><text:span text:style-name="T918"/></text:p>
      <text:p text:style-name="P66"><text:span text:style-name="T919">title(</text:span><text:span text:style-name="T920">'SHIFTED SIGNAL'</text:span><text:span text:style-name="T921">);</text:span><text:span text:style-name="T922"/></text:p>
      <text:p text:style-name="P67"><text:span text:style-name="T923"/></text:p>
      <text:p text:style-name="P67"><draw:frame text:anchor-type="as-char" svg:width="148.17mm" svg:height="111.13mm" style:rel-width="scale" style:rel-height="scale"><draw:object-ole xlink:href="OleObj18"/><draw:image xlink:href="ObjectReplacements/OleObj18"/></draw:frame><text:span text:style-name="T925"/></text:p>
      <text:p text:style-name="P67"><text:span text:style-name="T925"/></text:p>
      <text:p text:style-name="P67"><text:span text:style-name="T926">7.SCALING OF GENERAL SIGNALS</text:span><text:span text:style-name="T927"/></text:p>
      <text:p text:style-name="P68"><text:span text:style-name="T928">clear<text:s/></text:span><text:span text:style-name="T929">all</text:span><text:span text:style-name="T930">;</text:span><text:span text:style-name="T931"/></text:p>
      <text:p text:style-name="P68"><text:span text:style-name="T932">n1=input(</text:span><text:span text:style-name="T933">'min='</text:span><text:span text:style-name="T934">);</text:span><text:span text:style-name="T935"/></text:p>
      <text:p text:style-name="P68"><text:span text:style-name="T936">n2=input(</text:span><text:span text:style-name="T937">'max='</text:span><text:span text:style-name="T938">);</text:span><text:span text:style-name="T939"/></text:p>
      <text:p text:style-name="P68"><text:span text:style-name="T940">for</text:span><text:span text:style-name="T941"><text:s/>i=1:2</text:span><text:span text:style-name="T942"/></text:p>
      <text:p text:style-name="P68"><text:span text:style-name="T943">n=input(</text:span><text:span text:style-name="T944">'for orginal n=1,if not scaled n='</text:span><text:span text:style-name="T945">);</text:span><text:span text:style-name="T946"/></text:p>
      <text:p text:style-name="P68"><text:span text:style-name="T947">if</text:span><text:span text:style-name="T948"><text:s/>n==1;</text:span><text:span text:style-name="T949"/></text:p>
      <text:p text:style-name="P68"><text:span text:style-name="T950">t1=n1*n:.001:n2*n;</text:span><text:span text:style-name="T951"/></text:p>
      <text:p text:style-name="P68"><text:span text:style-name="T952">x=input(</text:span><text:span text:style-name="T953">'signal='</text:span><text:span text:style-name="T954">);</text:span><text:span text:style-name="T955"/></text:p>
      <text:p text:style-name="P68"><text:span text:style-name="T956">a=x;</text:span><text:span text:style-name="T957"/></text:p>
      <text:p text:style-name="P68"><text:span text:style-name="T958">b=t1;</text:span><text:span text:style-name="T959"/></text:p>
      <text:p text:style-name="P68"><text:span text:style-name="T960">else</text:span><text:span text:style-name="T961"/></text:p>
      <text:p text:style-name="P68"><text:span text:style-name="T962"><text:s/>t2=n1*n:.01:n2*n;</text:span><text:span text:style-name="T963"/></text:p>
      <text:p text:style-name="P68"><text:span text:style-name="T964"><text:s/>t1=t2;</text:span><text:span text:style-name="T965"/></text:p>
      <text:p text:style-name="P68"><text:span text:style-name="T966">y=x;</text:span><text:span text:style-name="T967"/></text:p>
      <text:p text:style-name="P68"><text:span text:style-name="T968">end</text:span><text:span text:style-name="T969">;</text:span><text:span text:style-name="T970"/></text:p>
      <text:p text:style-name="P68"><text:span text:style-name="T971">end</text:span><text:span text:style-name="T972">;</text:span><text:span text:style-name="T973"/></text:p>
      <text:p text:style-name="P68"><text:span text:style-name="T974">subplot(2,1,1);</text:span><text:span text:style-name="T975"/></text:p>
      <text:p text:style-name="P68"><text:span text:style-name="T976">plot(b,a);</text:span><text:span text:style-name="T977"/></text:p>
      <text:p text:style-name="P68"><text:span text:style-name="T978">xlabel(</text:span><text:span text:style-name="T979">'time'</text:span><text:span text:style-name="T980">);</text:span><text:span text:style-name="T981"/></text:p>
      <text:p text:style-name="P68"><text:span text:style-name="T982">ylabel(</text:span><text:span text:style-name="T983">'amplitude'</text:span><text:span text:style-name="T984">);</text:span><text:span text:style-name="T985"/></text:p>
      <text:p text:style-name="P68"><text:span text:style-name="T986">title(</text:span><text:span text:style-name="T987">'MAIN SIGNAL'</text:span><text:span text:style-name="T988">);</text:span><text:span text:style-name="T989"/></text:p>
      <text:p text:style-name="P68"><text:span text:style-name="T990">subplot(2,1,2);</text:span><text:span text:style-name="T991"/></text:p>
      <text:p text:style-name="P68"><text:span text:style-name="T992">plot(t2,y);</text:span><text:span text:style-name="T993"/></text:p>
      <text:p text:style-name="P68"><text:span text:style-name="T994">xlabel(</text:span><text:span text:style-name="T995">'time'</text:span><text:span text:style-name="T996">);</text:span><text:span text:style-name="T997"/></text:p>
      <text:p text:style-name="P68"><text:span text:style-name="T998">ylabel(</text:span><text:span text:style-name="T999">'amplitude'</text:span><text:span text:style-name="T1000">);</text:span><text:span text:style-name="T1001"/></text:p>
      <text:p text:style-name="P68"><text:span text:style-name="T1002">title(</text:span><text:span text:style-name="T1003">'SCALED'</text:span><text:span text:style-name="T1004">);</text:span><text:span text:style-name="T1005"/></text:p>
      <text:p text:style-name="P69"><text:span text:style-name="T1006"/></text:p>
      <text:p text:style-name="P69"><text:span text:style-name="T1006"/></text:p>
      <text:p text:style-name="P69"><text:span text:style-name="T1007">min=0</text:span></text:p>
      <text:p text:style-name="P69"><text:span text:style-name="T1007">max=10</text:span></text:p>
      <text:p text:style-name="P69"><text:span text:style-name="T1007">for orginal n=1,if not scaled n=1</text:span></text:p>
      <text:p text:style-name="P69"><text:span text:style-name="T1007">signal=1.*(t1&lt;5*n)-1.*(t1&gt;=5*n&amp;t1&lt;10*n)</text:span></text:p>
      <text:p text:style-name="P69"><text:span text:style-name="T1007">for orginal n=1,if not scaled n=10</text:span></text:p>
      <text:p text:style-name="P70"><draw:frame text:anchor-type="as-char" svg:width="148.17mm" svg:height="111.13mm" style:rel-width="scale" style:rel-height="scale"><draw:object-ole xlink:href="OleObj19"/><draw:image xlink:href="ObjectReplacements/OleObj19"/></draw:frame><text:span text:style-name="T1009"/></text:p>
      <text:p text:style-name="P70"><text:span text:style-name="T1009"/></text:p>
      <text:p text:style-name="P70"><text:span text:style-name="T1009"/></text:p>
      <text:list text:style-name="L71">
        <text:list-item>
          <text:p text:style-name="P71"><text:span text:style-name="T1009"/></text:p>
        </text:list-item>
      </text:list>
      <text:p text:style-name="P72"><text:span text:style-name="T1010">clear<text:s/></text:span><text:span text:style-name="T1011">all</text:span><text:span text:style-name="T1012">;</text:span><text:span text:style-name="T1013"/></text:p>
      <text:p text:style-name="P72"><text:span text:style-name="T1014">n1=input(</text:span><text:span text:style-name="T1015">'min='</text:span><text:span text:style-name="T1016">);</text:span><text:span text:style-name="T1017"/></text:p>
      <text:p text:style-name="P72"><text:span text:style-name="T1018">n2=input(</text:span><text:span text:style-name="T1019">'max='</text:span><text:span text:style-name="T1020">);</text:span><text:span text:style-name="T1021"/></text:p>
      <text:p text:style-name="P72"><text:span text:style-name="T1022">for</text:span><text:span text:style-name="T1023"><text:s/>i=1:2</text:span><text:span text:style-name="T1024"/></text:p>
      <text:p text:style-name="P72"><text:span text:style-name="T1025">n=input(</text:span><text:span text:style-name="T1026">'for orginal n=1,if not scaled n='</text:span><text:span text:style-name="T1027">);</text:span><text:span text:style-name="T1028"/></text:p>
      <text:p text:style-name="P72"><text:span text:style-name="T1029">if</text:span><text:span text:style-name="T1030"><text:s/>n==1;</text:span><text:span text:style-name="T1031"/></text:p>
      <text:p text:style-name="P72"><text:span text:style-name="T1032">t1=n1*n:.001:n2*n;</text:span><text:span text:style-name="T1033"/></text:p>
      <text:p text:style-name="P72"><text:span text:style-name="T1034">x=input(</text:span><text:span text:style-name="T1035">'signal='</text:span><text:span text:style-name="T1036">);</text:span><text:span text:style-name="T1037"/></text:p>
      <text:p text:style-name="P72"><text:span text:style-name="T1038">a=x;</text:span><text:span text:style-name="T1039"/></text:p>
      <text:p text:style-name="P72"><text:span text:style-name="T1040">b=t1;</text:span><text:span text:style-name="T1041"/></text:p>
      <text:p text:style-name="P72"><text:span text:style-name="T1042">else</text:span><text:span text:style-name="T1043"/></text:p>
      <text:p text:style-name="P72"><text:span text:style-name="T1044"><text:s/>t2=n1*n:.01:n2*n;</text:span><text:span text:style-name="T1045"/></text:p>
      <text:p text:style-name="P72"><text:span text:style-name="T1046"><text:s/>t1=t2;</text:span><text:span text:style-name="T1047"/></text:p>
      <text:p text:style-name="P72"><text:span text:style-name="T1048">y=x;</text:span><text:span text:style-name="T1049"/></text:p>
      <text:p text:style-name="P72"><text:span text:style-name="T1050">end</text:span><text:span text:style-name="T1051">;</text:span><text:span text:style-name="T1052"/></text:p>
      <text:p text:style-name="P72"><text:span text:style-name="T1053">end</text:span><text:span text:style-name="T1054">;</text:span><text:span text:style-name="T1055"/></text:p>
      <text:p text:style-name="P72"><text:span text:style-name="T1056">subplot(2,1,1);</text:span><text:span text:style-name="T1057"/></text:p>
      <text:p text:style-name="P72"><text:span text:style-name="T1058">plot(b,a);</text:span><text:span text:style-name="T1059"/></text:p>
      <text:p text:style-name="P72"><text:span text:style-name="T1060">xlabel(</text:span><text:span text:style-name="T1061">'time'</text:span><text:span text:style-name="T1062">);</text:span><text:span text:style-name="T1063"/></text:p>
      <text:p text:style-name="P72"><text:span text:style-name="T1064">ylabel(</text:span><text:span text:style-name="T1065">'amplitude'</text:span><text:span text:style-name="T1066">);</text:span><text:span text:style-name="T1067"/></text:p>
      <text:p text:style-name="P72"><text:span text:style-name="T1068">title(</text:span><text:span text:style-name="T1069">'MAIN SIGNAL'</text:span><text:span text:style-name="T1070">);</text:span><text:span text:style-name="T1071"/></text:p>
      <text:p text:style-name="P72"><text:span text:style-name="T1072">subplot(2,1,2);</text:span><text:span text:style-name="T1073"/></text:p>
      <text:p text:style-name="P72"><text:span text:style-name="T1074">plot(t2,y);</text:span><text:span text:style-name="T1075"/></text:p>
      <text:p text:style-name="P72"><text:span text:style-name="T1076">xlabel(</text:span><text:span text:style-name="T1077">'time'</text:span><text:span text:style-name="T1078">);</text:span><text:span text:style-name="T1079"/></text:p>
      <text:p text:style-name="P72"><text:span text:style-name="T1080">ylabel(</text:span><text:span text:style-name="T1081">'amplitude'</text:span><text:span text:style-name="T1082">);</text:span><text:span text:style-name="T1083"/></text:p>
      <text:p text:style-name="P72"><text:span text:style-name="T1084">title(</text:span><text:span text:style-name="T1085">'SCALED'</text:span><text:span text:style-name="T1086">);</text:span><text:span text:style-name="T1087"/></text:p>
      <text:p text:style-name="P72"><text:span text:style-name="T1087"/></text:p>
      <text:p text:style-name="P73"><text:span text:style-name="T1088"/></text:p>
      <text:p text:style-name="P73"><text:span text:style-name="T1089">min=0</text:span></text:p>
      <text:p text:style-name="P73"><text:span text:style-name="T1089">max=10</text:span></text:p>
      <text:p text:style-name="P73"><text:span text:style-name="T1089">for orginal n=1,if not scaled n=1</text:span></text:p>
      <text:p text:style-name="P73"><text:span text:style-name="T1089">signal=(t1/2.5).*(t1&lt;2.5)+((5-t1)/2.5).*(t1&gt;=2.5&amp;t1&lt;5)+((5-t1)/2.5).*(t1&gt;=5&amp;t1&lt;7.5)+((t1-10)/2.5).*(t1&gt;=7.5&amp;t1&lt;=10)</text:span></text:p>
      <text:p text:style-name="P73"><text:span text:style-name="T1089">for orginal n=1,if not scaled n=10</text:span></text:p>
      <text:p text:style-name="P73"><text:span text:style-name="T1089"/></text:p>
      <text:p text:style-name="P73"><draw:frame text:anchor-type="as-char" svg:width="148.17mm" svg:height="111.13mm" style:rel-width="scale" style:rel-height="scale"><draw:object-ole xlink:href="OleObj20"/><draw:image xlink:href="ObjectReplacements/OleObj20"/></draw:frame><text:span text:style-name="T1091"/></text:p>
      <text:p text:style-name="P73"><text:span text:style-name="T1091"/></text:p>
      <text:list text:style-name="L74">
        <text:list-item>
          <text:p text:style-name="P74"><text:span text:style-name="T1091"/></text:p>
        </text:list-item>
      </text:list>
      <text:p text:style-name="P75"><text:span text:style-name="T1092">clear<text:s/></text:span><text:span text:style-name="T1093">all</text:span><text:span text:style-name="T1094">;</text:span><text:span text:style-name="T1095"/></text:p>
      <text:p text:style-name="P75"><text:span text:style-name="T1096">n1=input(</text:span><text:span text:style-name="T1097">'min='</text:span><text:span text:style-name="T1098">);</text:span><text:span text:style-name="T1099"/></text:p>
      <text:p text:style-name="P75"><text:span text:style-name="T1100">n2=input(</text:span><text:span text:style-name="T1101">'max='</text:span><text:span text:style-name="T1102">);</text:span><text:span text:style-name="T1103"/></text:p>
      <text:p text:style-name="P75"><text:span text:style-name="T1104">for</text:span><text:span text:style-name="T1105"><text:s/>i=1:2</text:span><text:span text:style-name="T1106"/></text:p>
      <text:p text:style-name="P75"><text:span text:style-name="T1107">n=input(</text:span><text:span text:style-name="T1108">'for orginal n=1,if not scaled n='</text:span><text:span text:style-name="T1109">);</text:span><text:span text:style-name="T1110"/></text:p>
      <text:p text:style-name="P75"><text:span text:style-name="T1111">if</text:span><text:span text:style-name="T1112"><text:s/>n==1;</text:span><text:span text:style-name="T1113"/></text:p>
      <text:p text:style-name="P75"><text:span text:style-name="T1114">t1=n1*n:.0001:n2*n;</text:span><text:span text:style-name="T1115"/></text:p>
      <text:p text:style-name="P75"><text:span text:style-name="T1116">x=input(</text:span><text:span text:style-name="T1117">'signal='</text:span><text:span text:style-name="T1118">);</text:span><text:span text:style-name="T1119"/></text:p>
      <text:p text:style-name="P75"><text:span text:style-name="T1120">a=x;</text:span><text:span text:style-name="T1121"/></text:p>
      <text:p text:style-name="P75"><text:span text:style-name="T1122">b=t1;</text:span><text:span text:style-name="T1123"/></text:p>
      <text:p text:style-name="P75"><text:span text:style-name="T1124">else</text:span><text:span text:style-name="T1125"/></text:p>
      <text:p text:style-name="P75"><text:span text:style-name="T1126"><text:s/>t2=n1*n:.001:n2*n;</text:span><text:span text:style-name="T1127"/></text:p>
      <text:p text:style-name="P75"><text:span text:style-name="T1128"><text:s/>t1=t2;</text:span><text:span text:style-name="T1129"/></text:p>
      <text:p text:style-name="P75"><text:span text:style-name="T1130">y=x;</text:span><text:span text:style-name="T1131"/></text:p>
      <text:p text:style-name="P75"><text:span text:style-name="T1132">end</text:span><text:span text:style-name="T1133">;</text:span><text:span text:style-name="T1134"/></text:p>
      <text:p text:style-name="P75"><text:span text:style-name="T1135">end</text:span><text:span text:style-name="T1136">;</text:span><text:span text:style-name="T1137"/></text:p>
      <text:p text:style-name="P75"><text:span text:style-name="T1138">subplot(2,1,1);</text:span><text:span text:style-name="T1139"/></text:p>
      <text:p text:style-name="P75"><text:span text:style-name="T1140">plot(b,a);</text:span><text:span text:style-name="T1141"/></text:p>
      <text:p text:style-name="P75"><text:span text:style-name="T1142">xlabel(</text:span><text:span text:style-name="T1143">'time'</text:span><text:span text:style-name="T1144">);</text:span><text:span text:style-name="T1145"/></text:p>
      <text:p text:style-name="P75"><text:span text:style-name="T1146">ylabel(</text:span><text:span text:style-name="T1147">'amplitude'</text:span><text:span text:style-name="T1148">);</text:span><text:span text:style-name="T1149"/></text:p>
      <text:p text:style-name="P75"><text:span text:style-name="T1150">title(</text:span><text:span text:style-name="T1151">'MAIN SIGNAL'</text:span><text:span text:style-name="T1152">);</text:span><text:span text:style-name="T1153"/></text:p>
      <text:p text:style-name="P75"><text:span text:style-name="T1154">subplot(2,1,2);</text:span><text:span text:style-name="T1155"/></text:p>
      <text:p text:style-name="P75"><text:span text:style-name="T1156">plot(t2,y);</text:span><text:span text:style-name="T1157"/></text:p>
      <text:p text:style-name="P75"><text:span text:style-name="T1158">xlabel(</text:span><text:span text:style-name="T1159">'time'</text:span><text:span text:style-name="T1160">);</text:span><text:span text:style-name="T1161"/></text:p>
      <text:p text:style-name="P75"><text:span text:style-name="T1162">ylabel(</text:span><text:span text:style-name="T1163">'amplitude'</text:span><text:span text:style-name="T1164">);</text:span><text:span text:style-name="T1165"/></text:p>
      <text:p text:style-name="P75"><text:span text:style-name="T1166">title(</text:span><text:span text:style-name="T1167">'SCALED'</text:span><text:span text:style-name="T1168">);</text:span><text:span text:style-name="T1169"/></text:p>
      <text:p text:style-name="P75"><text:span text:style-name="T1169"/></text:p>
      <text:p text:style-name="P75"><text:span text:style-name="T1169"/></text:p>
      <text:p text:style-name="P75"><text:span text:style-name="T1169">min=0</text:span></text:p>
      <text:p text:style-name="P75"><text:span text:style-name="T1169">max=8</text:span></text:p>
      <text:p text:style-name="P75"><text:span text:style-name="T1169">for orginal n=1,if not scaled n=1</text:span></text:p>
      <text:p text:style-name="P75"><text:span text:style-name="T1169"/></text:p>
      <text:p text:style-name="P75"><text:span text:style-name="T1169">signal=1.*(t1&lt;2*n)+2.*(t1&gt;=2*n&amp;t1&lt;4*n)-2.*(t1&gt;=4*n&amp;t1&lt;6*n)-1.*(t1&gt;=6&amp;t1&lt;8)</text:span></text:p>
      <text:p text:style-name="P75"><text:span text:style-name="T1169">for orginal n=1,if not scaled n=10</text:span></text:p>
      <text:p text:style-name="P75"><text:span text:style-name="T1169"/></text:p>
      <text:p text:style-name="P75"><draw:frame text:anchor-type="as-char" svg:width="148.17mm" svg:height="111.13mm" style:rel-width="scale" style:rel-height="scale"><draw:object-ole xlink:href="OleObj21"/><draw:image xlink:href="ObjectReplacements/OleObj21"/></draw:frame><text:span text:style-name="T1169"/></text:p>
      <text:p text:style-name="P76"><text:span text:style-name="T1170"/></text:p>
      <text:p text:style-name="P76"><text:span text:style-name="T1170"/></text:p>
      <text:p text:style-name="P76"><text:span text:style-name="T1170"/></text:p>
      <text:list text:style-name="L77">
        <text:list-item>
          <text:p text:style-name="P77"><text:span text:style-name="T1170"/></text:p>
        </text:list-item>
      </text:list>
      <text:p text:style-name="P78"><text:span text:style-name="T1171">clear<text:s/></text:span><text:span text:style-name="T1172">all</text:span><text:span text:style-name="T1173">;</text:span><text:span text:style-name="T1174"/></text:p>
      <text:p text:style-name="P78"><text:span text:style-name="T1175">n1=input(</text:span><text:span text:style-name="T1176">'min='</text:span><text:span text:style-name="T1177">);</text:span><text:span text:style-name="T1178"/></text:p>
      <text:p text:style-name="P78"><text:span text:style-name="T1179">n2=input(</text:span><text:span text:style-name="T1180">'max='</text:span><text:span text:style-name="T1181">);</text:span><text:span text:style-name="T1182"/></text:p>
      <text:p text:style-name="P78"><text:span text:style-name="T1183">for</text:span><text:span text:style-name="T1184"><text:s/>i=1:2</text:span><text:span text:style-name="T1185"/></text:p>
      <text:p text:style-name="P78"><text:span text:style-name="T1186">n=input(</text:span><text:span text:style-name="T1187">'for orginal n=1,if not scaled n='</text:span><text:span text:style-name="T1188">);</text:span><text:span text:style-name="T1189"/></text:p>
      <text:p text:style-name="P78"><text:span text:style-name="T1190">if</text:span><text:span text:style-name="T1191"><text:s/>n==1;</text:span><text:span text:style-name="T1192"/></text:p>
      <text:p text:style-name="P78"><text:span text:style-name="T1193">t1=n1*n:.001:n2*n;</text:span><text:span text:style-name="T1194"/></text:p>
      <text:p text:style-name="P78"><text:span text:style-name="T1195">x=input(</text:span><text:span text:style-name="T1196">'signal='</text:span><text:span text:style-name="T1197">);</text:span><text:span text:style-name="T1198"/></text:p>
      <text:p text:style-name="P78"><text:span text:style-name="T1199">a=x;</text:span><text:span text:style-name="T1200"/></text:p>
      <text:p text:style-name="P78"><text:span text:style-name="T1201">b=t1;</text:span><text:span text:style-name="T1202"/></text:p>
      <text:p text:style-name="P78"><text:span text:style-name="T1203">else</text:span><text:span text:style-name="T1204"/></text:p>
      <text:p text:style-name="P78"><text:span text:style-name="T1205"><text:s/>t2=n1*n:.01:n2*n;</text:span><text:span text:style-name="T1206"/></text:p>
      <text:p text:style-name="P78"><text:span text:style-name="T1207"><text:s/>t1=t2;</text:span><text:span text:style-name="T1208"/></text:p>
      <text:p text:style-name="P78"><text:span text:style-name="T1209">y=x;</text:span><text:span text:style-name="T1210"/></text:p>
      <text:p text:style-name="P78"><text:span text:style-name="T1211">end</text:span><text:span text:style-name="T1212">;</text:span><text:span text:style-name="T1213"/></text:p>
      <text:p text:style-name="P78"><text:span text:style-name="T1214">end</text:span><text:span text:style-name="T1215">;</text:span><text:span text:style-name="T1216"/></text:p>
      <text:p text:style-name="P78"><text:span text:style-name="T1217">subplot(2,1,1);</text:span><text:span text:style-name="T1218"/></text:p>
      <text:p text:style-name="P78"><text:span text:style-name="T1219">plot(b,a);</text:span><text:span text:style-name="T1220"/></text:p>
      <text:p text:style-name="P78"><text:span text:style-name="T1221">xlabel(</text:span><text:span text:style-name="T1222">'time'</text:span><text:span text:style-name="T1223">);</text:span><text:span text:style-name="T1224"/></text:p>
      <text:p text:style-name="P78"><text:span text:style-name="T1225">ylabel(</text:span><text:span text:style-name="T1226">'amplitude'</text:span><text:span text:style-name="T1227">);</text:span><text:span text:style-name="T1228"/></text:p>
      <text:p text:style-name="P78"><text:span text:style-name="T1229">title(</text:span><text:span text:style-name="T1230">'MAIN SIGNAL'</text:span><text:span text:style-name="T1231">);</text:span><text:span text:style-name="T1232"/></text:p>
      <text:p text:style-name="P78"><text:span text:style-name="T1233">subplot(2,1,2);</text:span><text:span text:style-name="T1234"/></text:p>
      <text:p text:style-name="P78"><text:span text:style-name="T1235">plot(t2,y);</text:span><text:span text:style-name="T1236"/></text:p>
      <text:p text:style-name="P78"><text:span text:style-name="T1237">xlabel(</text:span><text:span text:style-name="T1238">'time'</text:span><text:span text:style-name="T1239">);</text:span><text:span text:style-name="T1240"/></text:p>
      <text:p text:style-name="P78"><text:span text:style-name="T1241">ylabel(</text:span><text:span text:style-name="T1242">'amplitude'</text:span><text:span text:style-name="T1243">);</text:span><text:span text:style-name="T1244"/></text:p>
      <text:p text:style-name="P78"><text:span text:style-name="T1245">title(</text:span><text:span text:style-name="T1246">'SCALED'</text:span><text:span text:style-name="T1247">);</text:span></text:p>
      <text:p text:style-name="P78"><text:span text:style-name="T1247"/></text:p>
      <text:p text:style-name="P78"><text:span text:style-name="T1247"/></text:p>
      <text:p text:style-name="P78"><text:span text:style-name="T1248">min=0</text:span></text:p>
      <text:p text:style-name="P78"><text:span text:style-name="T1248">max=8</text:span></text:p>
      <text:p text:style-name="P78"><text:span text:style-name="T1248">for orginal n=1,if not scaled n=1</text:span></text:p>
      <text:p text:style-name="P78"><text:span text:style-name="T1248">signal=t1.*(t1&lt;2*n)+2.*(t1&gt;=2*n&amp;t1&lt;4*n)+(t1-2).*(t1&gt;=4*n&amp;t1&lt;6*n)-5.*(t1&gt;=6*n&amp;t1&lt;8*n)</text:span></text:p>
      <text:p text:style-name="P78"><text:span text:style-name="T1248">for orginal n=1,if not scaled n=10</text:span></text:p>
      <text:p text:style-name="P78"><text:span text:style-name="T1248"/></text:p>
      <text:p text:style-name="P78"><text:span text:style-name="T1248"/></text:p>
      <text:p text:style-name="P79"><draw:frame text:anchor-type="as-char" svg:width="148.17mm" svg:height="111.13mm" style:rel-width="scale" style:rel-height="scale"><draw:object-ole xlink:href="OleObj22"/><draw:image xlink:href="ObjectReplacements/OleObj22"/></draw:frame><text:span text:style-name="T1250"/></text:p>
      <text:p text:style-name="P79"><text:span text:style-name="T1250"/></text:p>
      <text:list text:style-name="L80">
        <text:list-item>
          <text:p text:style-name="P80"><text:span text:style-name="T1251">clear<text:s/></text:span><text:span text:style-name="T1252">all</text:span><text:span text:style-name="T1253">;</text:span><text:span text:style-name="T1254"/></text:p>
        </text:list-item>
      </text:list>
      <text:p text:style-name="P81"><text:span text:style-name="T1255">n1=input(</text:span><text:span text:style-name="T1256">'min='</text:span><text:span text:style-name="T1257">);</text:span><text:span text:style-name="T1258"/></text:p>
      <text:p text:style-name="P81"><text:span text:style-name="T1259">n2=input(</text:span><text:span text:style-name="T1260">'max='</text:span><text:span text:style-name="T1261">);</text:span><text:span text:style-name="T1262"/></text:p>
      <text:p text:style-name="P81"><text:span text:style-name="T1263">for</text:span><text:span text:style-name="T1264"><text:s/>i=1:2</text:span><text:span text:style-name="T1265"/></text:p>
      <text:p text:style-name="P81"><text:span text:style-name="T1266">n=input(</text:span><text:span text:style-name="T1267">'for orginal n=1,if not scaled n='</text:span><text:span text:style-name="T1268">);</text:span><text:span text:style-name="T1269"/></text:p>
      <text:p text:style-name="P81"><text:span text:style-name="T1270">if</text:span><text:span text:style-name="T1271"><text:s/>n==1;</text:span><text:span text:style-name="T1272"/></text:p>
      <text:p text:style-name="P81"><text:span text:style-name="T1273">t1=n1*n:.0001:n2*n;</text:span><text:span text:style-name="T1274"/></text:p>
      <text:p text:style-name="P81"><text:span text:style-name="T1275">x=input(</text:span><text:span text:style-name="T1276">'signal='</text:span><text:span text:style-name="T1277">);</text:span><text:span text:style-name="T1278"/></text:p>
      <text:p text:style-name="P81"><text:span text:style-name="T1279">a=x;</text:span><text:span text:style-name="T1280"/></text:p>
      <text:p text:style-name="P81"><text:span text:style-name="T1281">b=t1;</text:span><text:span text:style-name="T1282"/></text:p>
      <text:p text:style-name="P81"><text:span text:style-name="T1283">else</text:span><text:span text:style-name="T1284"/></text:p>
      <text:p text:style-name="P81"><text:span text:style-name="T1285"><text:s/>t2=n1*n:.001:n2*n;</text:span><text:span text:style-name="T1286"/></text:p>
      <text:p text:style-name="P81"><text:span text:style-name="T1287"><text:s/>t1=t2;</text:span><text:span text:style-name="T1288"/></text:p>
      <text:p text:style-name="P81"><text:span text:style-name="T1289">y=x;</text:span><text:span text:style-name="T1290"/></text:p>
      <text:p text:style-name="P81"><text:span text:style-name="T1291">end</text:span><text:span text:style-name="T1292">;</text:span><text:span text:style-name="T1293"/></text:p>
      <text:p text:style-name="P81"><text:span text:style-name="T1294">end</text:span><text:span text:style-name="T1295">;</text:span><text:span text:style-name="T1296"/></text:p>
      <text:p text:style-name="P81"><text:span text:style-name="T1297">subplot(2,1,1);</text:span><text:span text:style-name="T1298"/></text:p>
      <text:p text:style-name="P81"><text:span text:style-name="T1299">plot(b,a);</text:span><text:span text:style-name="T1300"/></text:p>
      <text:p text:style-name="P81"><text:span text:style-name="T1301">xlabel(</text:span><text:span text:style-name="T1302">'time'</text:span><text:span text:style-name="T1303">);</text:span><text:span text:style-name="T1304"/></text:p>
      <text:p text:style-name="P81"><text:span text:style-name="T1305">ylabel(</text:span><text:span text:style-name="T1306">'amplitude'</text:span><text:span text:style-name="T1307">);</text:span><text:span text:style-name="T1308"/></text:p>
      <text:p text:style-name="P81"><text:span text:style-name="T1309">title(</text:span><text:span text:style-name="T1310">'MAIN SIGNAL'</text:span><text:span text:style-name="T1311">);</text:span><text:span text:style-name="T1312"/></text:p>
      <text:p text:style-name="P81"><text:span text:style-name="T1313">subplot(2,1,2);</text:span><text:span text:style-name="T1314"/></text:p>
      <text:p text:style-name="P81"><text:span text:style-name="T1315">plot(t2,y);</text:span><text:span text:style-name="T1316"/></text:p>
      <text:p text:style-name="P81"><text:span text:style-name="T1317">xlabel(</text:span><text:span text:style-name="T1318">'time'</text:span><text:span text:style-name="T1319">);</text:span><text:span text:style-name="T1320"/></text:p>
      <text:p text:style-name="P81"><text:span text:style-name="T1321">ylabel(</text:span><text:span text:style-name="T1322">'amplitude'</text:span><text:span text:style-name="T1323">);</text:span><text:span text:style-name="T1324"/></text:p>
      <text:p text:style-name="P81"><text:span text:style-name="T1325">title(</text:span><text:span text:style-name="T1326">'SCALED'</text:span><text:span text:style-name="T1327">);</text:span></text:p>
      <text:p text:style-name="P81"><text:span text:style-name="T1327"/></text:p>
      <text:p text:style-name="P81"><text:span text:style-name="T1328"/></text:p>
      <text:p text:style-name="P81"><text:span text:style-name="T1328">min=0</text:span></text:p>
      <text:p text:style-name="P81"><text:span text:style-name="T1328">max=15</text:span></text:p>
      <text:p text:style-name="P81"><text:span text:style-name="T1328">for orginal n=1,if not scaled n=1</text:span></text:p>
      <text:p text:style-name="P81"><text:span text:style-name="T1328">signal=t1/5.*(t1&lt;5*n)+1.*(t1&gt;=5*n&amp;t1&lt;10*n)+((15-t1)/5).*(t1&gt;=10*n&amp;t1&lt;=15*n)</text:span></text:p>
      <text:p text:style-name="P81"><text:span text:style-name="T1328">for orginal n=1,if not scaled n=10</text:span></text:p>
      <text:p text:style-name="P82"><draw:frame text:anchor-type="as-char" svg:width="148.17mm" svg:height="111.13mm" style:rel-width="scale" style:rel-height="scale"><draw:object-ole xlink:href="OleObj23"/><draw:image xlink:href="ObjectReplacements/OleObj23"/></draw:frame><text:span text:style-name="T1330"/></text:p>
      <text:p text:style-name="P82"><text:span text:style-name="T1330"/></text:p>
      <text:p text:style-name="P82"><text:span text:style-name="T13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